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F" svg:font-family=""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P2" style:family="paragraph" style:parent-style-name="Standard">
      <style:paragraph-properties fo:text-align="center" style:justify-single-word="false"/>
      <style:text-properties style:font-name="FreeSans" fo:font-size="11pt" officeooo:rsid="000bdfba" officeooo:paragraph-rsid="000bdfba" style:font-size-asian="11pt" style:font-size-complex="11pt"/>
    </style:style>
    <style:style style:name="P3" style:family="paragraph" style:parent-style-name="Standard">
      <style:paragraph-properties fo:text-align="start" style:justify-single-word="false"/>
      <style:text-properties style:font-name="FreeSans" fo:font-size="12pt" officeooo:rsid="000e8002" officeooo:paragraph-rsid="000b4174" style:font-size-asian="12pt" style:font-size-complex="12pt"/>
    </style:style>
    <style:style style:name="P4" style:family="paragraph" style:parent-style-name="Standard">
      <style:paragraph-properties fo:text-align="center" style:justify-single-word="false"/>
      <style:text-properties style:font-name="FreeSans" fo:font-size="12pt" officeooo:rsid="005f7d08" officeooo:paragraph-rsid="005f7d08" style:font-size-asian="10.5pt" style:font-size-complex="12pt"/>
    </style:style>
    <style:style style:name="P5" style:family="paragraph" style:parent-style-name="Standard">
      <style:paragraph-properties fo:text-align="start" style:justify-single-word="false"/>
      <style:text-properties style:font-name="FreeSans" fo:font-size="12pt" officeooo:rsid="005f7d08" officeooo:paragraph-rsid="005f7d08" style:font-size-asian="10.5pt" style:font-size-complex="12pt"/>
    </style:style>
    <style:style style:name="P6" style:family="paragraph" style:parent-style-name="Standard">
      <style:paragraph-properties fo:text-align="start" style:justify-single-word="false"/>
      <style:text-properties style:font-name="FreeSans" fo:font-size="12pt" officeooo:rsid="00613f84" officeooo:paragraph-rsid="00613f84" style:font-size-asian="10.5pt" style:font-size-complex="12pt"/>
    </style:style>
    <style:style style:name="P7" style:family="paragraph" style:parent-style-name="Standard">
      <style:paragraph-properties fo:text-align="start" style:justify-single-word="false"/>
      <style:text-properties style:font-name="FreeSans" fo:font-size="12pt" officeooo:rsid="00613f84" officeooo:paragraph-rsid="006501fb" style:font-size-asian="10.5pt" style:font-size-complex="12pt"/>
    </style:style>
    <style:style style:name="P8" style:family="paragraph" style:parent-style-name="Standard">
      <style:paragraph-properties fo:text-align="start" style:justify-single-word="false"/>
      <style:text-properties style:font-name="FreeSans" fo:font-size="13pt" fo:font-weight="bold" officeooo:rsid="000e8002" officeooo:paragraph-rsid="000e8002"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FreeSans" fo:font-size="18pt" officeooo:rsid="000b4174" officeooo:paragraph-rsid="000b4174" style:font-size-asian="18pt" style:font-size-complex="18pt"/>
    </style:style>
    <style:style style:name="P10"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11" style:family="paragraph" style:parent-style-name="Standard">
      <style:paragraph-properties fo:text-align="center" style:justify-single-word="false"/>
      <style:text-properties style:font-name="FreeSans" fo:font-size="16pt" officeooo:rsid="005f7d08" officeooo:paragraph-rsid="005f7d08" style:font-size-asian="14pt" style:font-size-complex="16pt"/>
    </style:style>
    <style:style style:name="P12" style:family="paragraph" style:parent-style-name="Standard">
      <style:paragraph-properties fo:text-align="center" style:justify-single-word="false"/>
      <style:text-properties style:font-name="Liberation Serif" fo:font-size="16pt" fo:font-weight="bold" officeooo:rsid="000b4174" officeooo:paragraph-rsid="001ad7ba" style:font-size-asian="16pt" style:font-weight-asian="bold" style:font-size-complex="16pt" style:font-weight-complex="bold"/>
    </style:style>
    <style:style style:name="P13" style:family="paragraph" style:parent-style-name="Standard">
      <style:paragraph-properties fo:text-align="center" style:justify-single-word="false"/>
      <style:text-properties fo:color="#666666" style:font-name="Liberation Serif" fo:font-size="14pt" officeooo:rsid="00125669" officeooo:paragraph-rsid="001ad7ba" style:font-size-asian="14pt" style:font-size-complex="14pt"/>
    </style:style>
    <style:style style:name="P14" style:family="paragraph" style:parent-style-name="Standard" style:list-style-name="L1">
      <style:paragraph-properties fo:text-align="start" style:justify-single-word="false"/>
      <style:text-properties style:font-name="FreeSans" fo:font-size="12pt" officeooo:rsid="000bdfba" officeooo:paragraph-rsid="000e8002" style:font-size-asian="12pt" style:font-size-complex="12pt"/>
    </style:style>
    <style:style style:name="P15" style:family="paragraph" style:parent-style-name="Standard" style:list-style-name="L2">
      <style:paragraph-properties fo:text-align="start" style:justify-single-word="false"/>
      <style:text-properties style:font-name="FreeSans" fo:font-size="12pt" officeooo:rsid="005f7d08" officeooo:paragraph-rsid="005f7d08" style:font-size-asian="10.5pt" style:font-size-complex="12pt"/>
    </style:style>
    <style:style style:name="P16" style:family="paragraph" style:parent-style-name="Standard" style:list-style-name="L2">
      <style:paragraph-properties fo:text-align="start" style:justify-single-word="false"/>
      <style:text-properties style:font-name="FreeSans" fo:font-size="12pt" officeooo:rsid="005f7d08" officeooo:paragraph-rsid="0098e2d1" style:font-size-asian="10.5pt" style:font-size-complex="12pt"/>
    </style:style>
    <style:style style:name="P17" style:family="paragraph" style:parent-style-name="Standard" style:list-style-name="L3">
      <loext:graphic-properties draw:fill="none"/>
      <style:paragraph-properties fo:text-align="start" style:justify-single-word="false" fo:background-color="transparent"/>
      <style:text-properties style:font-name="FreeSans" fo:font-size="12pt" officeooo:rsid="005f7d08" officeooo:paragraph-rsid="0098e2d1" style:font-size-asian="10.5pt" style:font-size-complex="12pt"/>
    </style:style>
    <style:style style:name="P18" style:family="paragraph" style:parent-style-name="Standard" style:list-style-name="L2">
      <style:paragraph-properties fo:text-align="start" style:justify-single-word="false"/>
      <style:text-properties style:font-name="FreeSans" fo:font-size="12pt" officeooo:rsid="006fb7d4" officeooo:paragraph-rsid="006fb7d4" style:font-size-asian="10.5pt" style:font-size-complex="12pt"/>
    </style:style>
    <style:style style:name="P19" style:family="paragraph" style:parent-style-name="Standard" style:list-style-name="L2">
      <style:paragraph-properties fo:text-align="start" style:justify-single-word="false"/>
      <style:text-properties style:font-name="FreeSans" fo:font-size="12pt" officeooo:rsid="006fb7d4" officeooo:paragraph-rsid="0098e2d1" style:font-size-asian="10.5pt" style:font-size-complex="12pt"/>
    </style:style>
    <style:style style:name="P20" style:family="paragraph" style:parent-style-name="Standard" style:list-style-name="L2">
      <style:paragraph-properties fo:text-align="start" style:justify-single-word="false"/>
      <style:text-properties style:font-name="FreeSans" fo:font-size="12pt" officeooo:rsid="00710775" officeooo:paragraph-rsid="00710775" style:font-size-asian="10.5pt" style:font-size-complex="12pt"/>
    </style:style>
    <style:style style:name="P21" style:family="paragraph" style:parent-style-name="Standard" style:list-style-name="L2">
      <style:paragraph-properties fo:text-align="start" style:justify-single-word="false"/>
      <style:text-properties style:font-name="FreeSans" fo:font-size="12pt" officeooo:rsid="007b73e4" officeooo:paragraph-rsid="007b73e4" style:font-size-asian="10.5pt" style:font-size-complex="12pt"/>
    </style:style>
    <style:style style:name="P22" style:family="paragraph" style:parent-style-name="Standard" style:list-style-name="L6">
      <loext:graphic-properties draw:fill="none"/>
      <style:paragraph-properties fo:text-align="start" style:justify-single-word="false" fo:background-color="transparent"/>
      <style:text-properties style:font-name="FreeSans" fo:font-size="12pt" officeooo:rsid="008bf7e3" officeooo:paragraph-rsid="008bf7e3" style:font-size-asian="10.5pt" style:font-size-complex="12pt"/>
    </style:style>
    <style:style style:name="P23" style:family="paragraph" style:parent-style-name="Standard" style:list-style-name="L6">
      <loext:graphic-properties draw:fill="none"/>
      <style:paragraph-properties fo:text-align="start" style:justify-single-word="false" fo:background-color="transparent"/>
      <style:text-properties style:font-name="FreeSans" fo:font-size="12pt" officeooo:rsid="0098e2d1" officeooo:paragraph-rsid="0098e2d1" style:font-size-asian="10.5pt" style:font-size-complex="12pt"/>
    </style:style>
    <style:style style:name="P24"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726a8f" style:font-size-asian="10.5pt" style:font-size-complex="12pt"/>
    </style:style>
    <style:style style:name="P25"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98e2d1" style:font-size-asian="10.5pt" style:font-size-complex="12pt"/>
    </style:style>
    <style:style style:name="P26"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5f7d08" officeooo:paragraph-rsid="0098e2d1"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FreeSans" fo:font-size="12pt" fo:font-weight="bold" officeooo:rsid="00a5d77e" officeooo:paragraph-rsid="00a5d77e" style:font-size-asian="10.5pt" style:font-weight-asian="bold" style:font-size-complex="12pt" style:font-weight-complex="bold"/>
    </style:style>
    <style:style style:name="P28"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ba839a" officeooo:paragraph-rsid="00ba839a" style:font-size-asian="10.5pt" style:font-weight-asian="bold" style:font-size-complex="12pt" style:font-weight-complex="bold"/>
    </style:style>
    <style:style style:name="P29"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5f7d08" officeooo:paragraph-rsid="00b82a73"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31" style:family="paragraph" style:parent-style-name="Standard" style:list-style-name="L2">
      <style:paragraph-properties fo:text-align="start" style:justify-single-word="false"/>
      <style:text-properties style:font-name="FreeSans" fo:font-size="13pt" officeooo:rsid="006fb7d4" officeooo:paragraph-rsid="0098e2d1" style:font-size-asian="13pt" style:font-size-complex="13pt"/>
    </style:style>
    <style:style style:name="P32" style:family="paragraph" style:parent-style-name="Standard" style:list-style-name="L2">
      <style:paragraph-properties fo:text-align="start" style:justify-single-word="false"/>
      <style:text-properties fo:color="#009933" style:font-name="FreeSans" fo:font-size="12pt" fo:font-weight="bold" officeooo:rsid="006501fb" officeooo:paragraph-rsid="006fb7d4" style:font-size-asian="10.5pt" style:font-weight-asian="bold" style:font-size-complex="12pt" style:font-weight-complex="bold"/>
    </style:style>
    <style:style style:name="P33" style:family="paragraph" style:parent-style-name="Standard" style:list-style-name="L2">
      <style:paragraph-properties fo:text-align="start" style:justify-single-word="false"/>
      <style:text-properties fo:color="#009933" style:font-name="FreeSans" fo:font-size="12pt" fo:font-weight="bold" officeooo:rsid="006501fb" officeooo:paragraph-rsid="005f7d08" style:font-size-asian="10.5pt" style:font-weight-asian="bold" style:font-size-complex="12pt" style:font-weight-complex="bold"/>
    </style:style>
    <style:style style:name="P34" style:family="paragraph" style:parent-style-name="Standard" style:list-style-name="L5">
      <style:paragraph-properties fo:text-align="start" style:justify-single-word="false"/>
      <style:text-properties officeooo:paragraph-rsid="007b73e4"/>
    </style:style>
    <style:style style:name="P35" style:family="paragraph" style:parent-style-name="Standard" style:list-style-name="L5">
      <style:paragraph-properties fo:text-align="start" style:justify-single-word="false"/>
      <style:text-properties officeooo:rsid="007b73e4" officeooo:paragraph-rsid="007b73e4"/>
    </style:style>
    <style:style style:name="P36" style:family="paragraph" style:parent-style-name="Standard" style:list-style-name="L6">
      <loext:graphic-properties draw:fill="none"/>
      <style:paragraph-properties fo:text-align="start" style:justify-single-word="false" fo:background-color="transparent"/>
      <style:text-properties style:font-name="Liberation Serif" fo:font-size="12pt" officeooo:rsid="008a9101" officeooo:paragraph-rsid="00a44206" style:font-size-asian="10.5pt" style:font-size-complex="12pt"/>
    </style:style>
    <style:style style:name="P37" style:family="paragraph" style:parent-style-name="Standard" style:list-style-name="L6">
      <loext:graphic-properties draw:fill="none"/>
      <style:paragraph-properties fo:text-align="start" style:justify-single-word="false" fo:background-color="transparent"/>
      <style:text-properties style:font-name="Liberation Serif" fo:font-size="12pt" fo:font-style="italic" officeooo:rsid="009080bb" officeooo:paragraph-rsid="00927f1f" style:font-size-asian="10.5pt" style:font-style-asian="italic" style:font-size-complex="12pt" style:font-style-complex="italic"/>
    </style:style>
    <style:style style:name="P38" style:family="paragraph" style:parent-style-name="Standard" style:list-style-name="L6">
      <loext:graphic-properties draw:fill="none"/>
      <style:paragraph-properties fo:text-align="start" style:justify-single-word="false" fo:background-color="transparent"/>
      <style:text-properties style:font-name="Liberation Serif" fo:font-style="italic" officeooo:rsid="008a9101" officeooo:paragraph-rsid="008a9101" style:font-style-asian="italic" style:font-style-complex="italic"/>
    </style:style>
    <style:style style:name="P39" style:family="paragraph" style:parent-style-name="Standard" style:list-style-name="L6">
      <loext:graphic-properties draw:fill="none"/>
      <style:paragraph-properties fo:text-align="start" style:justify-single-word="false" fo:background-color="transparent"/>
      <style:text-properties style:font-name="Liberation Serif" fo:font-style="italic" officeooo:rsid="008a9101" officeooo:paragraph-rsid="0098e2d1" style:font-style-asian="italic" style:font-style-complex="italic"/>
    </style:style>
    <style:style style:name="P40" style:family="paragraph" style:parent-style-name="Standard" style:list-style-name="L6">
      <loext:graphic-properties draw:fill="none"/>
      <style:paragraph-properties fo:text-align="start" style:justify-single-word="false" fo:background-color="transparent"/>
      <style:text-properties style:font-name="Liberation Serif" fo:font-style="italic" officeooo:rsid="008a9101" officeooo:paragraph-rsid="00a44206" style:font-style-asian="italic" style:font-style-complex="italic"/>
    </style:style>
    <style:style style:name="P41"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FreeSans" fo:font-size="12pt" officeooo:rsid="00726a8f" officeooo:paragraph-rsid="0098e2d1" style:font-size-asian="10.5pt" style:font-size-complex="12pt"/>
    </style:style>
    <style:style style:name="P42" style:family="paragraph" style:parent-style-name="Standard" style:list-style-name="L6" style:master-page-name="">
      <loext:graphic-properties draw:fill="none"/>
      <style:paragraph-properties fo:text-align="start" style:justify-single-word="false" style:page-number="auto" fo:background-color="transparent"/>
      <style:text-properties officeooo:rsid="008a9101" officeooo:paragraph-rsid="008a9101"/>
    </style:style>
    <style:style style:name="P43" style:family="paragraph" style:parent-style-name="Standard" style:list-style-name="L4" style:master-page-name="">
      <loext:graphic-properties draw:fill="none"/>
      <style:paragraph-properties fo:margin-left="0.25in" fo:margin-right="0in" fo:text-align="start" style:justify-single-word="false" fo:text-indent="0.25in" style:auto-text-indent="false" style:page-number="auto" fo:background-color="transparent"/>
      <style:text-properties style:font-name="FreeSans" fo:font-size="12pt" officeooo:rsid="005f7d08" officeooo:paragraph-rsid="005f7d08" style:font-size-asian="10.5pt" style:font-size-complex="12pt"/>
    </style:style>
    <style:style style:name="P44" style:family="paragraph" style:parent-style-name="Standard" style:list-style-name="L6">
      <loext:graphic-properties draw:fill="none"/>
      <style:paragraph-properties fo:margin-top="0.0398in" fo:margin-bottom="0.0398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45"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98e2d1" style:font-size-asian="10.5pt" style:font-size-complex="12pt"/>
    </style:style>
    <style:style style:name="P46"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9e54ac" style:font-size-asian="10.5pt" style:font-size-complex="12pt"/>
    </style:style>
    <style:style style:name="P47"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ae4a18" officeooo:paragraph-rsid="00ae4a18" style:font-size-asian="10.5pt" style:font-size-complex="12pt"/>
    </style:style>
    <style:style style:name="P48"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ae4a18" officeooo:paragraph-rsid="00b09ceb" style:font-size-asian="10.5pt" style:font-size-complex="12pt"/>
    </style:style>
    <style:style style:name="P49"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a5d77e" officeooo:paragraph-rsid="00ae4a18" style:font-size-asian="10.5pt" style:font-weight-asian="normal" style:font-size-complex="12pt" style:font-weight-complex="normal"/>
    </style:style>
    <style:style style:name="P50" style:family="paragraph" style:parent-style-name="Standard" style:list-style-name="L2">
      <style:paragraph-properties fo:margin-top="0.0398in" fo:margin-bottom="0.0398in" loext:contextual-spacing="false" fo:text-align="start" style:justify-single-word="false"/>
      <style:text-properties style:font-name="FreeSans" fo:font-size="2pt" officeooo:rsid="008a9101" officeooo:paragraph-rsid="008a9101" style:font-size-asian="1.75pt" style:font-size-complex="2pt"/>
    </style:style>
    <style:style style:name="P51" style:family="paragraph" style:parent-style-name="Standard" style:list-style-name="L7">
      <style:paragraph-properties fo:margin-top="0.0398in" fo:margin-bottom="0.0398in" loext:contextual-spacing="false" fo:text-align="start" style:justify-single-word="false"/>
      <style:text-properties fo:color="#000000" style:font-name="FreeSans" fo:font-size="12pt" fo:font-weight="normal" officeooo:rsid="006fb7d4" officeooo:paragraph-rsid="009e54ac" style:font-size-asian="10.5pt" style:font-weight-asian="normal" style:font-size-complex="12pt" style:font-weight-complex="normal"/>
    </style:style>
    <style:style style:name="P52"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1ca13" officeooo:paragraph-rsid="00a1ca13" style:font-size-asian="10.5pt" style:font-weight-asian="normal" style:font-size-complex="12pt" style:font-weight-complex="normal"/>
    </style:style>
    <style:style style:name="P53"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5d77e" officeooo:paragraph-rsid="00b09ceb" style:font-size-asian="10.5pt" style:font-weight-asian="normal" style:font-size-complex="12pt" style:font-weight-complex="normal"/>
    </style:style>
    <style:style style:name="P54" style:family="paragraph" style:parent-style-name="Standard" style:list-style-name="L6">
      <loext:graphic-properties draw:fill="none"/>
      <style:paragraph-properties fo:margin-top="0in" fo:margin-bottom="0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55"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ae4a18" style:font-size-asian="10.5pt" style:font-weight-asian="normal" style:font-size-complex="12pt" style:font-weight-complex="normal"/>
    </style:style>
    <style:style style:name="P56" style:family="paragraph" style:parent-style-name="Standard" style:list-style-name="L2">
      <style:paragraph-properties fo:margin-top="0in" fo:margin-bottom="0in" loext:contextual-spacing="false" fo:text-align="start" style:justify-single-word="false"/>
      <style:text-properties style:font-name="FreeSans" fo:font-size="13pt" fo:font-style="italic" fo:font-weight="normal" officeooo:rsid="00a5d77e" officeooo:paragraph-rsid="00b405f3" style:font-size-asian="13pt" style:font-style-asian="italic" style:font-weight-asian="normal" style:font-size-complex="13pt" style:font-style-complex="italic" style:font-weight-complex="normal"/>
    </style:style>
    <style:style style:name="P57" style:family="paragraph" style:parent-style-name="Standard" style:list-style-name="L7">
      <style:paragraph-properties fo:margin-top="0in" fo:margin-bottom="0in" loext:contextual-spacing="false" fo:text-align="start" style:justify-single-word="false"/>
      <style:text-properties fo:color="#000000" style:font-name="FreeSans" fo:font-size="12pt" fo:font-weight="normal" officeooo:rsid="006fb7d4" officeooo:paragraph-rsid="009e54ac" style:font-size-asian="10.5pt" style:font-weight-asian="normal" style:font-size-complex="12pt" style:font-weight-complex="normal"/>
    </style:style>
    <style:style style:name="P58" style:family="paragraph" style:parent-style-name="Standard" style:list-style-name="L7">
      <style:paragraph-properties fo:margin-top="0in" fo:margin-bottom="0in" loext:contextual-spacing="false" fo:text-align="start" style:justify-single-word="false"/>
      <style:text-properties fo:color="#000000" style:font-name="FreeSans" fo:font-size="12pt" fo:font-weight="normal" officeooo:rsid="009e54ac" officeooo:paragraph-rsid="009e54ac" style:font-size-asian="10.5pt" style:font-weight-asian="normal" style:font-size-complex="12pt" style:font-weight-complex="normal"/>
    </style:style>
    <style:style style:name="P59" style:family="paragraph" style:parent-style-name="Standard">
      <style:paragraph-properties fo:margin-top="0in" fo:margin-bottom="0in" loext:contextual-spacing="false" fo:text-align="start" style:justify-single-word="false"/>
      <style:text-properties fo:color="#000000" style:font-name="FreeSans" fo:font-size="12pt" fo:font-weight="normal" officeooo:rsid="009e54ac" officeooo:paragraph-rsid="009e54ac" style:font-size-asian="10.5pt" style:font-weight-asian="normal" style:font-size-complex="12pt" style:font-weight-complex="normal"/>
    </style:style>
    <style:style style:name="P60"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weight="normal" officeooo:rsid="00a0b1c1" officeooo:paragraph-rsid="00a0b1c1" style:font-size-asian="10.5pt" style:font-weight-asian="normal" style:font-size-complex="12pt" style:font-weight-complex="normal"/>
    </style:style>
    <style:style style:name="P61"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291f8" style:font-size-asian="10.5pt" style:font-style-asian="italic" style:font-weight-asian="normal" style:font-size-complex="12pt" style:font-style-complex="italic" style:font-weight-complex="normal"/>
    </style:style>
    <style:style style:name="P62"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405f3" style:font-size-asian="10.5pt" style:font-style-asian="italic" style:font-weight-asian="normal" style:font-size-complex="12pt" style:font-style-complex="italic" style:font-weight-complex="normal"/>
    </style:style>
    <style:style style:name="P63" style:family="paragraph">
      <style:paragraph-properties fo:text-align="center"/>
    </style:style>
    <style:style style:name="P64" style:family="paragraph">
      <loext:graphic-properties draw:fill-color="#eeeeee"/>
      <style:paragraph-properties fo:text-align="center"/>
    </style:style>
    <style:style style:name="P65" style:family="paragraph">
      <loext:graphic-properties draw:fill-color="#ffffff"/>
      <style:paragraph-properties fo:text-align="start"/>
    </style:style>
    <style:style style:name="P66" style:family="paragraph">
      <loext:graphic-properties draw:fill-color="#cccccc"/>
      <style:paragraph-properties fo:text-align="center"/>
      <style:text-properties fo:font-size="12pt"/>
    </style:style>
    <style:style style:name="P67" style:family="paragraph">
      <loext:graphic-properties draw:fill-color="#e6eff5"/>
      <style:paragraph-properties fo:text-align="center"/>
    </style:style>
    <style:style style:name="P68" style:family="paragraph">
      <loext:graphic-properties draw:fill-color="#e6f0f5"/>
      <style:paragraph-properties fo:text-align="center"/>
      <style:text-properties fo:font-size="12pt"/>
    </style:style>
    <style:style style:name="P69" style:family="paragraph">
      <style:paragraph-properties fo:text-align="start"/>
    </style:style>
    <style:style style:name="P70" style:family="paragraph">
      <loext:graphic-properties draw:fill-color="#ffffff"/>
      <style:paragraph-properties fo:text-align="start"/>
      <style:text-properties fo:font-size="12pt"/>
    </style:style>
    <style:style style:name="P71" style:family="paragraph">
      <loext:graphic-properties draw:fill-color="#cccccc"/>
      <style:paragraph-properties fo:text-align="center"/>
    </style:style>
    <style:style style:name="P72" style:family="paragraph">
      <loext:graphic-properties draw:fill="none" draw:fill-color="#ffffff"/>
      <style:paragraph-properties fo:text-align="center"/>
      <style:text-properties fo:color="#6699cc" fo:font-size="14pt" style:font-size-asian="14pt" style:font-size-complex="14pt"/>
    </style:style>
    <style:style style:name="P73" style:family="paragraph">
      <loext:graphic-properties draw:fill="none" draw:fill-color="#ffffff"/>
      <style:paragraph-properties fo:text-align="start"/>
      <style:text-properties fo:color="#cccccc" fo:font-size="14pt" style:font-size-asian="14pt" style:font-size-complex="14pt"/>
    </style:style>
    <style:style style:name="P74" style:family="paragraph">
      <loext:graphic-properties draw:fill-color="#009933" draw:opacity="20%"/>
      <style:paragraph-properties fo:text-align="center"/>
      <style:text-properties fo:font-size="12pt"/>
    </style:style>
    <style:style style:name="P75" style:family="paragraph">
      <loext:graphic-properties draw:fill-color="#eeeeee"/>
      <style:paragraph-properties fo:text-align="center"/>
      <style:text-properties fo:font-size="12pt"/>
    </style:style>
    <style:style style:name="P76" style:family="paragraph">
      <loext:graphic-properties draw:fill-color="#e6eff5" draw:opacity="50%"/>
      <style:paragraph-properties fo:text-align="center"/>
    </style:style>
    <style:style style:name="P77" style:family="paragraph">
      <loext:graphic-properties draw:fill-color="#e6f0f5" draw:opacity="50%"/>
      <style:paragraph-properties fo:text-align="center"/>
      <style:text-properties fo:font-size="12pt"/>
    </style:style>
    <style:style style:name="P78" style:family="paragraph">
      <style:paragraph-properties fo:text-align="center"/>
      <style:text-properties style:font-name="FreeMono" fo:font-size="18pt" fo:font-style="italic" style:font-size-asian="18pt" style:font-style-asian="italic" style:font-size-complex="18pt" style:font-style-complex="italic"/>
    </style:style>
    <style:style style:name="P79" style:family="paragraph">
      <loext:graphic-properties draw:fill="none"/>
      <style:text-properties style:font-name="FreeMono" fo:font-size="18pt" fo:font-style="italic" style:font-size-asian="18pt" style:font-style-asian="italic" style:font-size-complex="18pt" style:font-style-complex="italic"/>
    </style:style>
    <style:style style:name="P80" style:family="paragraph">
      <loext:graphic-properties draw:fill="none"/>
      <style:paragraph-properties fo:text-align="center"/>
      <style:text-properties style:font-name="FreeMono" fo:font-size="18pt" fo:font-style="italic" style:font-size-asian="18pt" style:font-style-asian="italic" style:font-size-complex="18pt" style:font-style-complex="italic"/>
    </style:style>
    <style:style style:name="T1" style:family="text">
      <style:text-properties officeooo:rsid="003ea353"/>
    </style:style>
    <style:style style:name="T2" style:family="text">
      <style:text-properties officeooo:rsid="003df839"/>
    </style:style>
    <style:style style:name="T3" style:family="text">
      <style:text-properties officeooo:rsid="001ad7ba"/>
    </style:style>
    <style:style style:name="T4" style:family="text">
      <style:text-properties officeooo:rsid="006501fb"/>
    </style:style>
    <style:style style:name="T5" style:family="text">
      <style:text-properties fo:color="#009933" fo:font-size="12pt" style:font-size-asian="10.5pt" style:font-size-complex="12pt"/>
    </style:style>
    <style:style style:name="T6" style:family="text">
      <style:text-properties officeooo:rsid="0067d9a2"/>
    </style:style>
    <style:style style:name="T7" style:family="text">
      <style:text-properties fo:font-size="12pt" style:font-size-asian="10.5pt" style:font-size-complex="12pt"/>
    </style:style>
    <style:style style:name="T8" style:family="text">
      <style:text-properties fo:font-size="12pt" officeooo:rsid="008df415" style:font-size-asian="10.5pt" style:font-size-complex="12pt"/>
    </style:style>
    <style:style style:name="T9" style:family="text">
      <style:text-properties fo:color="#ff6666" fo:font-size="13pt" fo:font-weight="bold" style:font-size-asian="13pt" style:font-weight-asian="bold" style:font-size-complex="13pt" style:font-weight-complex="bold"/>
    </style:style>
    <style:style style:name="T10" style:family="text">
      <style:text-properties fo:color="#ff6666" fo:font-size="13pt" fo:font-weight="bold" officeooo:rsid="009e54ac" style:font-size-asian="13pt" style:font-weight-asian="bold" style:font-size-complex="13pt" style:font-weight-complex="bold"/>
    </style:style>
    <style:style style:name="T11" style:family="text">
      <style:text-properties fo:color="#ff6666" fo:font-size="13pt" fo:font-weight="bold" officeooo:rsid="00b09ceb" style:font-size-asian="13pt" style:font-weight-asian="bold" style:font-size-complex="13pt" style:font-weight-complex="bold"/>
    </style:style>
    <style:style style:name="T12" style:family="text">
      <style:text-properties fo:font-weight="bold" officeooo:rsid="0098e2d1" style:font-weight-asian="bold" style:font-weight-complex="bold"/>
    </style:style>
    <style:style style:name="T13" style:family="text">
      <style:text-properties fo:color="#000000" fo:font-size="12pt" style:font-size-asian="10.5pt" style:font-size-complex="12pt"/>
    </style:style>
    <style:style style:name="T14" style:family="text">
      <style:text-properties fo:color="#000000" fo:font-size="13pt" fo:font-weight="bold" style:font-size-asian="13pt" style:font-weight-asian="bold" style:font-size-complex="13pt" style:font-weight-complex="bold"/>
    </style:style>
    <style:style style:name="T15" style:family="text">
      <style:text-properties fo:color="#000000" fo:font-size="13pt" fo:font-weight="bold" officeooo:rsid="0098e2d1" style:font-size-asian="13pt" style:font-weight-asian="bold" style:font-size-complex="13pt" style:font-weight-complex="bold"/>
    </style:style>
    <style:style style:name="T16" style:family="text">
      <style:text-properties fo:color="#000000" fo:font-size="13pt" fo:font-weight="bold" officeooo:rsid="00ae4a18" style:font-size-asian="13pt" style:font-weight-asian="bold" style:font-size-complex="13pt" style:font-weight-complex="bold"/>
    </style:style>
    <style:style style:name="T17" style:family="text">
      <style:text-properties fo:color="#000000" fo:font-size="13pt" fo:font-weight="bold" officeooo:rsid="00b09ceb" style:font-size-asian="13pt" style:font-weight-asian="bold" style:font-size-complex="13pt" style:font-weight-complex="bold"/>
    </style:style>
    <style:style style:name="T18" style:family="text">
      <style:text-properties fo:color="#000000" fo:font-size="13pt" fo:font-style="italic" fo:font-weight="bold" officeooo:rsid="00927f1f" style:font-size-asian="13pt" style:font-style-asian="italic" style:font-weight-asian="bold" style:font-size-complex="13pt" style:font-style-complex="italic" style:font-weight-complex="bold"/>
    </style:style>
    <style:style style:name="T19" style:family="text">
      <style:text-properties fo:color="#000000" style:font-name="Liberation Serif" fo:font-style="italic" fo:font-weight="bold" style:font-style-asian="italic" style:font-weight-asian="bold" style:font-style-complex="italic" style:font-weight-complex="bold"/>
    </style:style>
    <style:style style:name="T20" style:family="text">
      <style:text-properties fo:color="#000000" style:font-name="Liberation Serif" fo:font-size="13pt" fo:font-style="italic" fo:font-weight="bold" officeooo:rsid="00a982e7" style:font-size-asian="13pt" style:font-style-asian="italic" style:font-weight-asian="bold" style:font-size-complex="13pt" style:font-style-complex="italic" style:font-weight-complex="bold"/>
    </style:style>
    <style:style style:name="T21" style:family="text">
      <style:text-properties fo:color="#000000" style:font-name="Liberation Serif" fo:font-size="13pt" fo:font-style="italic" fo:font-weight="bold" officeooo:rsid="00927f1f" style:font-size-asian="13pt" style:font-style-asian="italic" style:font-weight-asian="bold" style:font-size-complex="13pt" style:font-style-complex="italic" style:font-weight-complex="bold"/>
    </style:style>
    <style:style style:name="T22" style:family="text">
      <style:text-properties fo:color="#000000" style:font-name="Liberation Serif" fo:font-size="13pt" fo:font-style="italic" fo:font-weight="bold" officeooo:rsid="00a5d77e" style:font-size-asian="13pt" style:font-style-asian="italic" style:font-weight-asian="bold" style:font-size-complex="13pt" style:font-style-complex="italic" style:font-weight-complex="bold"/>
    </style:style>
    <style:style style:name="T23" style:family="text">
      <style:text-properties fo:color="#000000" style:text-position="sub 58%" style:font-name="Liberation Serif" fo:font-size="13pt" fo:font-style="italic" fo:font-weight="bold" officeooo:rsid="00a5d77e" style:font-size-asian="13pt" style:font-style-asian="italic" style:font-weight-asian="bold" style:font-size-complex="13pt" style:font-style-complex="italic" style:font-weight-complex="bold"/>
    </style:style>
    <style:style style:name="T24" style:family="text">
      <style:text-properties fo:color="#000000" style:text-position="super 58%" fo:font-size="13pt" fo:font-style="italic" fo:font-weight="bold" officeooo:rsid="00ac3fb4" style:font-size-asian="13pt" style:font-style-asian="italic" style:font-weight-asian="bold" style:font-size-complex="13pt" style:font-style-complex="italic" style:font-weight-complex="bold"/>
    </style:style>
    <style:style style:name="T25" style:family="text">
      <style:text-properties fo:color="#000000" fo:font-style="italic" officeooo:rsid="0098e2d1" style:font-style-asian="italic" style:font-style-complex="italic"/>
    </style:style>
    <style:style style:name="T26" style:family="text">
      <style:text-properties officeooo:rsid="00726a8f"/>
    </style:style>
    <style:style style:name="T27" style:family="text">
      <style:text-properties style:font-name="FreeSans" fo:font-size="12pt" style:font-size-asian="10.5pt" style:font-size-complex="12pt"/>
    </style:style>
    <style:style style:name="T28" style:family="text">
      <style:text-properties style:font-name="FreeSans" fo:font-size="12pt" officeooo:rsid="007b73e4" style:font-size-asian="10.5pt" style:font-size-complex="12pt"/>
    </style:style>
    <style:style style:name="T29" style:family="text">
      <style:text-properties style:font-name="FreeSans" fo:font-size="12pt" officeooo:rsid="007e226f" style:font-size-asian="10.5pt" style:font-size-complex="12pt"/>
    </style:style>
    <style:style style:name="T30" style:family="text">
      <style:text-properties style:font-name="FreeSans" fo:font-size="12pt" officeooo:rsid="008bf7e3" style:font-size-asian="10.5pt" style:font-size-complex="12pt"/>
    </style:style>
    <style:style style:name="T31" style:family="text">
      <style:text-properties officeooo:rsid="007d0c2f"/>
    </style:style>
    <style:style style:name="T32" style:family="text">
      <style:text-properties style:font-name="Liberation Serif"/>
    </style:style>
    <style:style style:name="T33" style:family="text">
      <style:text-properties style:font-name="Liberation Serif" fo:font-weight="bold" style:font-weight-asian="bold" style:font-weight-complex="bold"/>
    </style:style>
    <style:style style:name="T34" style:family="text">
      <style:text-properties style:font-name="Liberation Serif" fo:font-style="italic" officeooo:rsid="00927f1f" style:font-style-asian="italic" style:font-style-complex="italic"/>
    </style:style>
    <style:style style:name="T35" style:family="text">
      <style:text-properties style:font-name="Liberation Serif" fo:font-style="italic" officeooo:rsid="00a5d77e" style:font-style-asian="italic" style:font-style-complex="italic"/>
    </style:style>
    <style:style style:name="T36" style:family="text">
      <style:text-properties style:font-name="Liberation Serif" fo:font-style="italic" officeooo:rsid="00a982e7" style:font-style-asian="italic" style:font-style-complex="italic"/>
    </style:style>
    <style:style style:name="T37" style:family="text">
      <style:text-properties style:font-name="Liberation Serif" fo:font-style="italic" officeooo:rsid="00ab2bff" style:font-style-asian="italic" style:font-style-complex="italic"/>
    </style:style>
    <style:style style:name="T38" style:family="text">
      <style:text-properties style:font-name="Liberation Serif" fo:font-style="italic" fo:font-weight="bold" style:font-style-asian="italic" style:font-weight-asian="bold" style:font-style-complex="italic" style:font-weight-complex="bold"/>
    </style:style>
    <style:style style:name="T39" style:family="text">
      <style:text-properties style:font-name="Liberation Serif" officeooo:rsid="0096958a"/>
    </style:style>
    <style:style style:name="T40" style:family="text">
      <style:text-properties style:font-name="Liberation Serif" officeooo:rsid="00af9848"/>
    </style:style>
    <style:style style:name="T41" style:family="text">
      <style:text-properties style:font-name="Liberation Serif" fo:font-size="13pt" fo:font-style="italic" fo:font-weight="bold" style:font-size-asian="13pt" style:font-style-asian="italic" style:font-weight-asian="bold" style:font-size-complex="13pt" style:font-style-complex="italic" style:font-weight-complex="bold"/>
    </style:style>
    <style:style style:name="T42" style:family="text">
      <style:text-properties style:font-name="Liberation Serif" fo:font-size="13pt" fo:font-style="italic" fo:font-weight="bold" officeooo:rsid="00b09ceb" style:font-size-asian="13pt" style:font-style-asian="italic" style:font-weight-asian="bold" style:font-size-complex="13pt" style:font-style-complex="italic" style:font-weight-complex="bold"/>
    </style:style>
    <style:style style:name="T43" style:family="text">
      <style:text-properties style:font-name="Liberation Serif" fo:font-size="13pt" style:font-size-asian="13pt" style:font-size-complex="13pt"/>
    </style:style>
    <style:style style:name="T44" style:family="text">
      <style:text-properties style:font-name="Liberation Serif" fo:font-size="13pt" officeooo:rsid="00af9848" style:font-size-asian="13pt" style:font-size-complex="13pt"/>
    </style:style>
    <style:style style:name="T45" style:family="text">
      <style:text-properties style:font-name="Liberation Serif" fo:font-size="13pt" officeooo:rsid="00ab2bff" style:font-size-asian="13pt" style:font-size-complex="13pt"/>
    </style:style>
    <style:style style:name="T46" style:family="text">
      <style:text-properties style:font-name="Liberation Serif" fo:font-size="13pt" officeooo:rsid="00b291f8" style:font-size-asian="13pt" style:font-size-complex="13pt"/>
    </style:style>
    <style:style style:name="T47" style:family="text">
      <style:text-properties style:font-name="Liberation Serif" fo:font-size="13pt" officeooo:rsid="00b405f3" style:font-size-asian="13pt" style:font-size-complex="13pt"/>
    </style:style>
    <style:style style:name="T48" style:family="text">
      <style:text-properties style:font-name="Liberation Serif" officeooo:rsid="00b405f3"/>
    </style:style>
    <style:style style:name="T49" style:family="text">
      <style:text-properties officeooo:rsid="00912895"/>
    </style:style>
    <style:style style:name="T50" style:family="text">
      <style:text-properties officeooo:rsid="00927f1f"/>
    </style:style>
    <style:style style:name="T51" style:family="text">
      <style:text-properties officeooo:rsid="0093efcb"/>
    </style:style>
    <style:style style:name="T52" style:family="text">
      <style:text-properties fo:color="#ff00cc" fo:font-weight="bold" style:font-weight-asian="bold" style:font-weight-complex="bold"/>
    </style:style>
    <style:style style:name="T53" style:family="text">
      <style:text-properties fo:color="#ff00cc" fo:font-weight="bold" officeooo:rsid="00b9f156" style:font-weight-asian="bold" style:font-weight-complex="bold"/>
    </style:style>
    <style:style style:name="T54" style:family="text">
      <style:text-properties fo:color="#ff00cc" officeooo:rsid="00b9f156"/>
    </style:style>
    <style:style style:name="T55" style:family="text">
      <style:text-properties fo:color="#808080" fo:font-size="12pt" style:font-size-asian="10.5pt" style:font-size-complex="12pt"/>
    </style:style>
    <style:style style:name="T56" style:family="text">
      <style:text-properties fo:color="#808080" fo:font-style="italic" officeooo:rsid="0098e2d1" style:font-style-asian="italic" style:font-style-complex="italic"/>
    </style:style>
    <style:style style:name="T57" style:family="text">
      <style:text-properties officeooo:rsid="0096958a"/>
    </style:style>
    <style:style style:name="T58" style:family="text">
      <style:text-properties fo:font-style="italic" style:font-style-asian="italic" style:font-style-complex="italic"/>
    </style:style>
    <style:style style:name="T59" style:family="text">
      <style:text-properties fo:font-style="italic" officeooo:rsid="00927f1f" style:font-style-asian="italic" style:font-style-complex="italic"/>
    </style:style>
    <style:style style:name="T60" style:family="text">
      <style:text-properties fo:color="#666666" fo:font-weight="bold" style:font-weight-asian="bold" style:font-weight-complex="bold"/>
    </style:style>
    <style:style style:name="T61" style:family="text">
      <style:text-properties officeooo:rsid="0098e2d1"/>
    </style:style>
    <style:style style:name="T62" style:family="text">
      <style:text-properties fo:font-size="13pt" style:font-size-asian="13pt" style:font-size-complex="13pt"/>
    </style:style>
    <style:style style:name="T63" style:family="text">
      <style:text-properties fo:font-size="13pt" officeooo:rsid="0098e2d1" style:font-size-asian="13pt" style:font-size-complex="13pt"/>
    </style:style>
    <style:style style:name="T64" style:family="text">
      <style:text-properties fo:font-size="13pt" officeooo:rsid="009e54ac" style:font-size-asian="13pt" style:font-size-complex="13pt"/>
    </style:style>
    <style:style style:name="T65" style:family="text">
      <style:text-properties fo:font-size="13pt" officeooo:rsid="00a25ad8" style:font-size-asian="13pt" style:font-size-complex="13pt"/>
    </style:style>
    <style:style style:name="T66" style:family="text">
      <style:text-properties fo:font-size="13pt" officeooo:rsid="00ab2bff" style:font-size-asian="13pt" style:font-size-complex="13pt"/>
    </style:style>
    <style:style style:name="T67" style:family="text">
      <style:text-properties fo:font-size="13pt" officeooo:rsid="00b09ceb" style:font-size-asian="13pt" style:font-size-complex="13pt"/>
    </style:style>
    <style:style style:name="T68" style:family="text">
      <style:text-properties fo:font-size="13pt" officeooo:rsid="00b7ed25" style:font-size-asian="13pt" style:font-size-complex="13pt"/>
    </style:style>
    <style:style style:name="T69" style:family="text">
      <style:text-properties fo:font-size="13pt" fo:font-weight="bold" style:font-size-asian="13pt" style:font-weight-asian="bold" style:font-size-complex="13pt" style:font-weight-complex="bold"/>
    </style:style>
    <style:style style:name="T70" style:family="text">
      <style:text-properties officeooo:rsid="009a3804"/>
    </style:style>
    <style:style style:name="T71" style:family="text">
      <style:text-properties officeooo:rsid="009a883f"/>
    </style:style>
    <style:style style:name="T72" style:family="text">
      <style:text-properties officeooo:rsid="00a44206"/>
    </style:style>
    <style:style style:name="T73" style:family="text">
      <style:text-properties style:text-position="sub 58%" style:font-name="Liberation Serif" fo:font-style="italic" officeooo:rsid="00a5d77e" style:font-style-asian="italic" style:font-style-complex="italic"/>
    </style:style>
    <style:style style:name="T74" style:family="text">
      <style:text-properties officeooo:rsid="00ab2bff"/>
    </style:style>
    <style:style style:name="T75" style:family="text">
      <style:text-properties officeooo:rsid="00b82a73"/>
    </style:style>
    <style:style style:name="T76" style:family="text">
      <style:text-properties officeooo:rsid="00b8535d"/>
    </style:style>
    <style:style style:name="T77" style:family="text">
      <style:text-properties officeooo:rsid="00b9f156"/>
    </style:style>
    <style:style style:name="T78" style:family="text">
      <style:text-properties fo:color="#999999" fo:font-size="11pt" style:font-size-asian="11pt" style:font-size-complex="11pt"/>
    </style:style>
    <style:style style:name="T79" style:family="text">
      <style:text-properties fo:color="#ff00ff"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color="#6600cc" fo:font-weight="bold" style:font-weight-asian="bold" style:font-weight-complex="bold"/>
    </style:style>
    <style:style style:name="T82" style:family="text">
      <style:text-properties fo:color="#009933" fo:font-weight="bold" style:font-weight-asian="bold" style:font-weight-complex="bold"/>
    </style:style>
    <style:style style:name="T83" style:family="text">
      <style:text-properties fo:font-size="12pt"/>
    </style:style>
    <style:style style:name="T84" style:family="text">
      <style:text-properties fo:color="#6600cc" fo:font-size="12pt" fo:font-weight="bold" style:font-weight-asian="bold" style:font-weight-complex="bold"/>
    </style:style>
    <style:style style:name="T85" style:family="text">
      <style:text-properties fo:color="#009933" fo:font-size="12pt" fo:font-weight="bold" style:font-weight-asian="bold" style:font-weight-complex="bold"/>
    </style:style>
    <style:style style:name="T86" style:family="text">
      <style:text-properties fo:color="#729fcf"/>
    </style:style>
    <style:style style:name="T87" style:family="text">
      <style:text-properties fo:color="#ff6666" fo:font-weight="bold" style:font-weight-asian="bold" style:font-weight-complex="bold"/>
    </style:style>
    <style:style style:name="T88" style:family="text">
      <style:text-properties fo:color="#009933" fo:font-style="italic" fo:font-weight="bold" style:font-style-asian="italic" style:font-weight-asian="bold" style:font-style-complex="italic" style:font-weight-complex="bold"/>
    </style:style>
    <style:style style:name="T89" style:family="text">
      <style:text-properties fo:color="#000000" fo:font-size="12pt" fo:font-weight="normal" style:font-weight-asian="normal" style:font-weight-complex="normal"/>
    </style:style>
    <style:style style:name="T90" style:family="text">
      <style:text-properties fo:color="#729fcf" fo:font-size="12pt"/>
    </style:style>
    <style:style style:name="T91" style:family="text">
      <style:text-properties fo:color="#ff6666" fo:font-size="12pt" fo:font-weight="bold" style:font-weight-asian="bold" style:font-weight-complex="bold"/>
    </style:style>
    <style:style style:name="T92" style:family="text">
      <style:text-properties fo:font-size="12pt" fo:font-style="italic" style:font-style-asian="italic" style:font-style-complex="italic"/>
    </style:style>
    <style:style style:name="T93" style:family="text">
      <style:text-properties fo:color="#009933" fo:font-size="12pt" fo:font-style="italic" fo:font-weight="bold" style:font-style-asian="italic" style:font-weight-asian="bold" style:font-style-complex="italic" style:font-weight-complex="bold"/>
    </style:style>
    <style:style style:name="T94" style:family="text">
      <style:text-properties fo:color="#ff6666" fo:font-size="12pt"/>
    </style:style>
    <style:style style:name="T95" style:family="text">
      <style:text-properties fo:color="#ff00ff" fo:font-size="12pt" fo:font-weight="bold" style:font-weight-asian="bold" style:font-weight-complex="bold"/>
    </style:style>
    <style:style style:name="T96" style:family="text">
      <style:text-properties fo:color="#ff00ff" fo:font-size="10pt" fo:font-weight="bold" style:font-size-asian="10pt" style:font-weight-asian="bold" style:font-size-complex="10pt" style:font-weight-complex="bold"/>
    </style:style>
    <style:style style:name="T97" style:family="text">
      <style:text-properties fo:color="#6600cc" fo:font-size="12pt"/>
    </style:style>
    <style:style style:name="T98" style:family="text">
      <style:text-properties fo:color="#009933" fo:font-size="10pt" fo:font-style="italic" fo:font-weight="bold" style:font-size-asian="10pt" style:font-style-asian="italic" style:font-weight-asian="bold" style:font-size-complex="10pt" style:font-style-complex="italic" style:font-weight-complex="bold"/>
    </style:style>
    <style:style style:name="T99" style:family="text">
      <style:text-properties fo:color="#6699cc" fo:font-size="14pt" fo:font-weight="bold" style:font-size-asian="14pt" style:font-weight-asian="bold" style:font-size-complex="14pt" style:font-weight-complex="bold"/>
    </style:style>
    <style:style style:name="T100" style:family="text">
      <style:text-properties fo:color="#cccccc" fo:font-size="14pt" fo:font-weight="bold" style:font-size-asian="14pt" style:font-weight-asian="bold" style:font-size-complex="14pt" style:font-weight-complex="bold"/>
    </style:style>
    <style:style style:name="T101" style:family="text">
      <style:text-properties fo:color="#ff00ff" fo:font-size="12pt"/>
    </style:style>
    <style:style style:name="T102" style:family="text">
      <style:text-properties fo:font-size="12pt" fo:font-weight="bold" style:font-weight-asian="bold" style:font-weight-complex="bold"/>
    </style:style>
    <style:style style:name="T103" style:family="text">
      <style:text-properties style:font-name="FreeMono" fo:font-size="20pt" fo:font-style="italic" style:font-size-asian="20pt" style:font-style-asian="italic" style:font-size-complex="2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dddddd" draw:fill-color="#eeeeee" draw:textarea-horizontal-align="justify" draw:textarea-vertical-align="middle" draw:auto-grow-height="false" fo:min-height="1.0543in" fo:min-width="1.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9933"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dddddd" draw:fill-color="#ffffff" draw:textarea-horizontal-align="justify" draw:textarea-vertical-align="middle" draw:auto-grow-height="false" fo:min-height="1.5728in" fo:min-width="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b2b2b2" draw:fill-color="#cccccc" draw:textarea-horizontal-align="justify" draw:textarea-vertical-align="middle" draw:auto-grow-height="false" fo:min-height="0.9043in" fo:min-width="3.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99ccff" draw:fill-color="#e6eff5" draw:textarea-horizontal-align="justify" draw:textarea-vertical-align="middle" draw:auto-grow-height="false" fo:min-height="1.3252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dddddd" draw:fill-color="#eeeeee" draw:textarea-horizontal-align="justify" draw:textarea-vertical-align="middle" draw:auto-grow-height="false" fo:min-height="1.0543in" fo:min-width="1.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99ccff" draw:fill-color="#e6f0f5" draw:textarea-horizontal-align="justify" draw:textarea-vertical-align="middle" draw:auto-grow-height="false" fo:min-height="1.356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99ccff" draw:fill-color="#e6f0f5" draw:textarea-horizontal-align="justify" draw:textarea-vertical-align="middle" draw:auto-grow-height="false" fo:min-height="1.3047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dddddd" draw:fill-color="#ffffff" draw:textarea-horizontal-align="justify" draw:textarea-vertical-align="middle" draw:auto-grow-height="false" fo:min-height="1.3646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fe7f5"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dddddd" draw:fill="none" draw:fill-color="#ffffff" draw:textarea-horizontal-align="justify" draw:textarea-vertical-align="middle" draw:auto-grow-height="false" fo:min-height="1.0646in" fo:min-width="3.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dddddd" draw:fill="none" draw:fill-color="#ffffff" draw:textarea-horizontal-align="justify" draw:textarea-vertical-align="middle" draw:auto-grow-height="false" fo:min-height="0.4165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cc33" draw:fill-color="#009933" draw:opacity="20%" draw:textarea-horizontal-align="justify" draw:textarea-vertical-align="middle" draw:auto-grow-height="false" fo:min-height="0.6563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cc33" draw:fill-color="#009933" draw:opacity="20%" draw:textarea-horizontal-align="justify" draw:textarea-vertical-align="middle" draw:auto-grow-height="false" fo:min-height="0.7291in" fo:min-width="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dddddd" draw:fill-color="#eeeeee" draw:textarea-horizontal-align="justify" draw:textarea-vertical-align="middle" draw:auto-grow-height="false" fo:min-height="1.0543in" fo:min-width="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dddddd" draw:fill-color="#eeeeee" draw:textarea-horizontal-align="justify" draw:textarea-vertical-align="middle" draw:auto-grow-height="false" fo:min-height="1.0555in" fo:min-width="1.3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138in" svg:stroke-color="#3399ff" draw:marker-start-width="0.1598in" draw:marker-end-width="0.1598in" draw:fill-color="#e6eff5" draw:opacity="50%" draw:textarea-horizontal-align="justify" draw:textarea-vertical-align="middle" draw:auto-grow-height="false" fo:min-height="0.8772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138in" svg:stroke-color="#3399ff" draw:marker-start-width="0.1598in" draw:marker-end-width="0.1598in" draw:fill-color="#e6f0f5" draw:opacity="50%" draw:textarea-horizontal-align="justify" draw:textarea-vertical-align="middle" draw:auto-grow-height="false" fo:min-height="0.8626in" fo:min-width="1.575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138in" svg:stroke-color="#3399ff" draw:marker-start-width="0.1598in" draw:marker-end-width="0.1598in" draw:fill-color="#e6f0f5" draw:opacity="50%" draw:textarea-horizontal-align="justify" draw:textarea-vertical-align="middle" draw:auto-grow-height="false" fo:min-height="0.8453in" fo:min-width="1.5846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99ccff" draw:fill-color="#e6eff5" draw:textarea-horizontal-align="justify" draw:textarea-vertical-align="middle" draw:auto-grow-height="false" fo:min-height="1.3335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38in" svg:stroke-color="#3399ff" draw:marker-start-width="0.1598in" draw:marker-end-width="0.1598in" draw:fill-color="#e6f0f5" draw:opacity="50%" draw:textarea-horizontal-align="justify" draw:textarea-vertical-align="middle" draw:auto-grow-height="false" fo:min-height="0.8362in" fo:min-width="1.586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38in" svg:stroke-color="#3399ff" draw:marker-start-width="0.1598in" draw:marker-end-width="0.1598in" draw:fill-color="#e6f0f5" draw:opacity="50%" draw:textarea-horizontal-align="justify" draw:textarea-vertical-align="middle" draw:auto-grow-height="false" fo:min-height="0.8126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6699cc"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fill="none" draw:textarea-horizontal-align="justify" draw:textarea-vertical-align="middle" draw:auto-grow-height="false" fo:min-height="0.2811in" fo:min-width="0.468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custom-shape text:anchor-type="paragraph" draw:z-index="2" draw:name="Shape1" draw:style-name="gr3" draw:text-style-name="P65" svg:width="1.8543in" svg:height="1.5732in" svg:x="5.4138in" svg:y="-0.0055in"><text:p/><draw:enhanced-geometry svg:viewBox="0 0 21600 21600" draw:type="rectangle" draw:enhanced-path="M 0 0 L 21600 0 21600 21600 0 21600 0 0 Z N"/></draw:custom-shape><draw:custom-shape text:anchor-type="paragraph" draw:z-index="10" draw:name="Shape1" draw:style-name="gr10" draw:text-style-name="P70" svg:width="1.5835in" svg:height="1.365in" svg:x="5.5492in" svg:y="0.0882in"><text:p text:style-name="P69"><text:span text:style-name="T91">weight (fixed or dynami-</text:span></text:p><text:p text:style-name="P69"><text:span text:style-name="T91">cally computed)</text:span></text:p><text:p text:style-name="P69"><text:span text:style-name="T95">sample (fixed) </text:span></text:p><text:p text:style-name="P69"><text:span text:style-name="T96"># child node normalization</text:span></text:p><text:p text:style-name="P69"><text:span text:style-name="T84">range (fixed</text:span><text:span text:style-name="T97">)</text:span></text:p><text:p text:style-name="P69"><text:span text:style-name="T93">value (variable) </text:span></text:p><text:p text:style-name="P69"><text:span text:style-name="T98">set in child node, computed in </text:span></text:p><text:p text:style-name="P69"><text:span text:style-name="T98">node</text:span></text:p><draw:enhanced-geometry svg:viewBox="0 0 21600 21600" draw:type="rectangle" draw:enhanced-path="M 0 0 L 21600 0 21600 21600 0 21600 0 0 Z N"/></draw:custom-shape>TiiQu – <text:span text:style-name="T6">Full </text:span>Trust Quotient </text:p>
      <text:p text:style-name="P13"><text:span text:style-name="T6">STEM Expert</text:span> <text:span text:style-name="T71">Example</text:span></text:p>
      <text:p text:style-name="P2"><draw:custom-shape text:anchor-type="paragraph" draw:z-index="3" draw:name="Shape1" draw:style-name="gr4" draw:text-style-name="P66" svg:width="3.5524in" svg:height="0.9043in" svg:x="1.622in" svg:y="0.161in"><text:p text:style-name="P63"><text:span text:style-name="T83">TQ</text:span></text:p><text:p text:style-name="P63"><text:span text:style-name="T83">(</text:span><text:span text:style-name="T84">1-1000</text:span><text:span text:style-name="T83">)</text:span></text:p><text:p text:style-name="P63"><text:span text:style-name="T85">V = (1000 + 60 + 0 + 66.21)/4*</text:span></text:p><text:p text:style-name="P63"><text:span text:style-name="T85">V 281.55</text:span></text:p><draw:enhanced-geometry svg:viewBox="0 0 21600 21600" draw:type="rectangle" draw:enhanced-path="M 0 0 L 21600 0 21600 21600 0 21600 0 0 Z N"/></draw:custom-shape></text:p>
      <text:p text:style-name="P2"/>
      <text:p text:style-name="P2"/>
      <text:p text:style-name="P9"/>
      <text:p text:style-name="P3"/>
      <text:p text:style-name="P8"><draw:line text:anchor-type="paragraph" draw:z-index="7" draw:name="Shape3" draw:style-name="gr7" draw:text-style-name="P63" svg:x1="3.3409in" svg:y1="0.0154in" svg:x2="6.7472in" svg:y2="0.5882in"><text:p/></draw:line><draw:line text:anchor-type="paragraph" draw:z-index="6" draw:name="Shape2" draw:style-name="gr7" draw:text-style-name="P63" svg:x1="3.4142in" svg:y1="0.0154in" svg:x2="-0.0547in" svg:y2="0.5988in"><text:p/></draw:line><draw:custom-shape text:anchor-type="paragraph" draw:z-index="14" draw:name="Shape1" draw:style-name="gr14" draw:text-style-name="P73" svg:width="0.6776in" svg:height="0.4169in" svg:x="3.0181in" svg:y="0.1819in"><text:p text:style-name="P69"><text:span text:style-name="T100">NODES</text:span></text:p><draw:enhanced-geometry svg:viewBox="0 0 21600 21600" draw:type="rectangle" draw:enhanced-path="M 0 0 L 21600 0 21600 21600 0 21600 0 0 Z N"/></draw:custom-shape><draw:line text:anchor-type="paragraph" draw:z-index="22" draw:name="Shape3" draw:style-name="gr7" draw:text-style-name="P63" svg:x1="3.4138in" svg:y1="0.0154in" svg:x2="4.5181in" svg:y2="0.5882in"><text:p/></draw:line><draw:line text:anchor-type="paragraph" draw:z-index="23" draw:name="Shape3" draw:style-name="gr7" draw:text-style-name="P63" svg:x1="3.4138in" svg:y1="0.0154in" svg:x2="2.1638in" svg:y2="0.5988in"><text:p/></draw:line></text:p>
      <text:list xml:id="list6371103483544353407" text:style-name="L1">
        <text:list-header>
          <text:p text:style-name="P14"/>
        </text:list-header>
      </text:list>
      <text:p text:style-name="P10"><draw:custom-shape text:anchor-type="paragraph" draw:z-index="4" draw:name="Shape1" draw:style-name="gr5" draw:text-style-name="P67" svg:width="1.5835in" svg:height="1.3252in" svg:x="-0.5862in" svg:y="2.8382in"><text:p text:style-name="P63"><text:span text:style-name="T86">CREDIT AGENCY</text:span></text:p><text:p text:style-name="P63">(<text:span text:style-name="T87">85</text:span>, <text:span text:style-name="T88">1</text:span>, <text:span text:style-name="T81">0-1</text:span>)</text:p><text:p text:style-name="P63">ru = 1</text:p><text:p text:style-name="P63">P = <text:span text:style-name="T88">1</text:span>/1</text:p><text:p text:style-name="P63">WP = <text:span text:style-name="T87">85</text:span>/1.1</text:p><text:p text:style-name="P63"/><draw:enhanced-geometry svg:viewBox="0 0 21600 21600" draw:type="rectangle" draw:enhanced-path="M 0 0 L 21600 0 21600 21600 0 21600 0 0 Z N"/></draw:custom-shape><draw:custom-shape text:anchor-type="paragraph" draw:z-index="5" draw:name="Shape1" draw:style-name="gr6" draw:text-style-name="P64" svg:width="1.3335in" svg:height="1.0543in" svg:x="5.9866in" svg:y="0.1717in"><text:p text:style-name="P63"><text:span text:style-name="T78">REPUTATION</text:span></text:p><text:p text:style-name="P63">(<text:span text:style-name="T79">10</text:span><text:span text:style-name="T80">, </text:span><text:span text:style-name="T81">1-1000</text:span>)</text:p><text:p text:style-name="P63">Limitless</text:p><text:p text:style-name="P63"><text:span text:style-name="T89">wr = 0.3, wv = 1 </text:span></text:p><text:p text:style-name="P63"><text:span text:style-name="T82">V = 66.21</text:span></text:p><draw:enhanced-geometry svg:viewBox="0 0 21600 21600" draw:type="rectangle" draw:enhanced-path="M 0 0 L 21600 0 21600 21600 0 21600 0 0 Z N"/></draw:custom-shape><draw:custom-shape text:anchor-type="paragraph" draw:z-index="0" draw:name="Shape1" draw:style-name="gr1" draw:text-style-name="P64" svg:width="1.365in" svg:height="1.0543in" svg:x="-0.5756in" svg:y="0.1819in"><text:p text:style-name="P63"><text:span text:style-name="T78">IDENTITY</text:span></text:p><text:p text:style-name="P63">(<text:span text:style-name="T79">2</text:span><text:span text:style-name="T80">, </text:span><text:span text:style-name="T81">1-1000</text:span>)</text:p><text:p text:style-name="P63">Binary</text:p><text:p text:style-name="P63">wr = 1, wv = 1.1</text:p><text:p text:style-name="P63"><text:span text:style-name="T82">V = 1000</text:span></text:p><draw:enhanced-geometry svg:viewBox="0 0 21600 21600" draw:type="rectangle" draw:enhanced-path="M 0 0 L 21600 0 21600 21600 0 21600 0 0 Z N"/></draw:custom-shape><draw:custom-shape text:anchor-type="paragraph" draw:z-index="8" draw:name="Shape1" draw:style-name="gr8" draw:text-style-name="P68" svg:width="1.5732in" svg:height="1.3567in" svg:x="-0.5756in" svg:y="4.4217in"><text:p text:style-name="P63"><text:span text:style-name="T90">UNIVERSITY</text:span></text:p><text:p text:style-name="P63"><text:span text:style-name="T83">(</text:span><text:span text:style-name="T91">20</text:span><text:span text:style-name="T83">,</text:span><text:span text:style-name="T92"> </text:span><text:span text:style-name="T93">1</text:span><text:span text:style-name="T83">, </text:span><text:span text:style-name="T84">0-1</text:span><text:span text:style-name="T83">)</text:span></text:p><text:p text:style-name="P63"><text:span text:style-name="T83">ru = 1</text:span></text:p><text:p text:style-name="P63"><text:span text:style-name="T83">P = </text:span><text:span text:style-name="T93">1</text:span><text:span text:style-name="T83">/1</text:span></text:p><text:p text:style-name="P63"><text:span text:style-name="T83">WP =</text:span><text:span text:style-name="T94"> </text:span><text:span text:style-name="T91">20</text:span><text:span text:style-name="T83">/1.1</text:span></text:p><draw:enhanced-geometry svg:viewBox="0 0 21600 21600" draw:type="rectangle" draw:enhanced-path="M 0 0 L 21600 0 21600 21600 0 21600 0 0 Z N"/></draw:custom-shape><draw:custom-shape text:anchor-type="paragraph" draw:z-index="9" draw:name="Shape1" draw:style-name="gr9" draw:text-style-name="P68" svg:width="1.5835in" svg:height="1.3051in" svg:x="-0.5756in" svg:y="6.0354in"><text:p text:style-name="P63"><text:span text:style-name="T83"/></text:p><text:p text:style-name="P63"><text:span text:style-name="T90">STACK OVERFLOW</text:span></text:p><text:p text:style-name="P63"><text:span text:style-name="T83">(</text:span><text:span text:style-name="T91">5</text:span><text:span text:style-name="T83">, </text:span><text:span text:style-name="T93">1</text:span><text:span text:style-name="T83">, </text:span><text:span text:style-name="T84">0-1</text:span><text:span text:style-name="T83">)</text:span></text:p><text:p text:style-name="P63"><text:span text:style-name="T83">ru = 1</text:span></text:p><text:p text:style-name="P63"><text:span text:style-name="T83">P = </text:span><text:span text:style-name="T93">1</text:span><text:span text:style-name="T83">/1</text:span></text:p><text:p text:style-name="P63"><text:span text:style-name="T83">WP = </text:span><text:span text:style-name="T91">5</text:span><text:span text:style-name="T83">/1.1</text:span></text:p><text:p text:style-name="P63"><text:span text:style-name="T83"/></text:p><draw:enhanced-geometry svg:viewBox="0 0 21600 21600" draw:type="rectangle" draw:enhanced-path="M 0 0 L 21600 0 21600 21600 0 21600 0 0 Z N"/></draw:custom-shape><draw:custom-shape text:anchor-type="paragraph" draw:z-index="16" draw:name="Shape1" draw:style-name="gr16" draw:text-style-name="P74" svg:width="1.6012in" svg:height="0.7295in" svg:x="5.7402in" svg:y="7.4862in"><text:p text:style-name="P63"><text:span text:style-name="T83">norm. sum(WP) = 6.621</text:span></text:p><text:p text:style-name="P63"><text:span text:style-name="T83">= 6.621/1</text:span></text:p><text:p text:style-name="P63"><text:span text:style-name="T83">(= sum(</text:span><text:span text:style-name="T91">weights</text:span><text:span text:style-name="T83">)/wv)</text:span></text:p><draw:enhanced-geometry svg:viewBox="0 0 21600 21600" draw:mirror-horizontal="false" draw:mirror-vertical="false" draw:type="rectangle" draw:enhanced-path="M 0 0 L 21600 0 21600 21600 0 21600 0 0 Z N"/></draw:custom-shape><draw:custom-shape text:anchor-type="paragraph" draw:z-index="19" draw:name="Shape1" draw:style-name="gr18" draw:text-style-name="P75" svg:width="1.3449in" svg:height="1.0559in" svg:x="3.8098in" svg:y="0.1717in"><text:p text:style-name="P63"><text:span text:style-name="T78">PERFORMANCE</text:span></text:p><text:p text:style-name="P63"><text:span text:style-name="T83">(</text:span><text:span text:style-name="T101">?</text:span><text:span text:style-name="T102">, </text:span><text:span text:style-name="T84">1-1000</text:span><text:span text:style-name="T83">)</text:span></text:p><text:p text:style-name="P63"><text:span text:style-name="T89">Range</text:span></text:p><text:p text:style-name="P63"><text:span text:style-name="T89">wr = ?, wv = ? </text:span></text:p><text:p text:style-name="P63"><text:span text:style-name="T85">V = 0</text:span></text:p><draw:enhanced-geometry svg:viewBox="0 0 21600 21600" draw:type="rectangle" draw:enhanced-path="M 0 0 L 21600 0 21600 21600 0 21600 0 0 Z N"/></draw:custom-shape><draw:custom-shape text:anchor-type="paragraph" draw:z-index="18" draw:name="Shape1" draw:style-name="gr17" draw:text-style-name="P64" svg:width="1.3441in" svg:height="1.0543in" svg:x="1.6327in" svg:y="0.1819in"><text:p text:style-name="P63"><text:span text:style-name="T78">VERIFICATION</text:span></text:p><text:p text:style-name="P63">(<text:span text:style-name="T79">100</text:span><text:span text:style-name="T80">, </text:span><text:span text:style-name="T81">1-1000</text:span>)</text:p><text:p text:style-name="P63">Binary</text:p><text:p text:style-name="P63">wr = 1, wv = 1</text:p><text:p text:style-name="P63"><text:span text:style-name="T85">V = 60</text:span></text:p><draw:enhanced-geometry svg:viewBox="0 0 21600 21600" draw:type="rectangle" draw:enhanced-path="M 0 0 L 21600 0 21600 21600 0 21600 0 0 Z N"/></draw:custom-shape><draw:custom-shape text:anchor-type="paragraph" draw:z-index="15" draw:name="Shape1" draw:style-name="gr15" draw:text-style-name="P74" svg:width="1.5835in" svg:height="0.6567in" svg:x="-0.5756in" svg:y="7.4965in"><text:p text:style-name="P63"><text:span text:style-name="T83">norm. sum(WP) = 100</text:span></text:p><text:p text:style-name="P63"><text:span text:style-name="T83">= 110/1.1</text:span></text:p><text:p text:style-name="P63"><text:span text:style-name="T83">(= sum(</text:span><text:span text:style-name="T91">weights</text:span><text:span text:style-name="T83">)/wv)</text:span></text:p><draw:enhanced-geometry svg:viewBox="0 0 21600 21600" draw:type="rectangle" draw:enhanced-path="M 0 0 L 21600 0 21600 21600 0 21600 0 0 Z N"/></draw:custom-shape></text:p>
      <text:p text:style-name="P10"/>
      <text:p text:style-name="P10"/>
      <text:p text:style-name="P10"/>
      <text:p text:style-name="P10"><draw:line text:anchor-type="paragraph" draw:z-index="12" draw:name="Shape8" draw:style-name="gr12" draw:text-style-name="P71" svg:x1="6.6846in" svg:y1="0.1591in" svg:x2="6.6846in" svg:y2="1.7634in"><text:p/></draw:line><draw:line text:anchor-type="paragraph" draw:z-index="21" draw:name="Shape7" draw:style-name="gr11" draw:text-style-name="P63" svg:x1="4.4346in" svg:y1="0.1606in" svg:x2="4.4346in" svg:y2="1.765in"><text:p/></draw:line><draw:path text:anchor-type="paragraph" draw:z-index="17" draw:name="Shape10" draw:style-name="gr2" draw:text-style-name="P63" svg:width="6.3933in" svg:height="0.0272in" draw:transform="skewX (0.742463063798388) rotate (-1.65439759796543) translate (6.29930555555555in 0.0756944444444394in)" svg:viewBox="0 0 16240 70" svg:d="M16240 70c-16176-6-16240-70-16240-70"><text:p/></draw:path><draw:path text:anchor-type="paragraph" draw:z-index="1" draw:name="Shape10" draw:style-name="gr2" draw:text-style-name="P63" svg:width="6.3598in" svg:height="0.022in" draw:transform="skewX (-0.672300827868216) rotate (1.66609130395379) translate (0.98784192986029in 6.4489654953065in)" svg:viewBox="0 0 16155 57" svg:d="M0 54c16092 17 16155-54 16155-54"><text:p/></draw:path><draw:line text:anchor-type="paragraph" draw:z-index="11" draw:name="Shape4" draw:style-name="gr11" draw:text-style-name="P63" svg:x1="0.0807in" svg:y1="0.1693in" svg:x2="0.1118in" svg:y2="1.815in"><text:p/></draw:line><draw:line text:anchor-type="paragraph" draw:z-index="20" draw:name="Shape7" draw:style-name="gr11" draw:text-style-name="P63" svg:x1="2.2992in" svg:y1="0.1693in" svg:x2="2.2992in" svg:y2="1.7736in"><text:p/></draw:line></text:p>
      <text:p text:style-name="P10"><draw:custom-shape text:anchor-type="paragraph" draw:z-index="13" draw:name="Shape1" draw:style-name="gr13" draw:text-style-name="P72" svg:width="3.5835in" svg:height="1.065in" svg:x="1.5598in" svg:y="0.1425in"><text:p text:style-name="P63"><text:span text:style-name="T99">CHILD NODES</text:span></text:p><text:p text:style-name="P63"><text:span text:style-name="T99">categories:</text:span></text:p><text:p text:style-name="P63"><text:span text:style-name="T99">1. no weight</text:span></text:p><text:p text:style-name="P63"><text:span text:style-name="T99">2. fixed weight</text:span></text:p><text:p text:style-name="P63"><text:span text:style-name="T99">3. dynamically computed weight</text:span></text:p><draw:enhanced-geometry svg:viewBox="0 0 21600 21600" draw:type="rectangle" draw:enhanced-path="M 0 0 L 21600 0 21600 21600 0 21600 0 0 Z N"/></draw:custom-shape></text:p>
      <text:p text:style-name="P10"/>
      <text:p text:style-name="P10"/>
      <text:p text:style-name="P10"/>
      <text:p text:style-name="P10"/>
      <text:p text:style-name="P10"><draw:custom-shape text:anchor-type="paragraph" draw:z-index="24" draw:name="Shape1" draw:style-name="gr19" draw:text-style-name="P76" svg:width="1.5835in" svg:height="0.8776in" svg:x="1.4972in" svg:y="0.161in"><text:p text:style-name="P63"><text:span text:style-name="T86">CREDIT AGENCY</text:span></text:p><text:p text:style-name="P63">(<text:span text:style-name="T87">1</text:span>, <text:span text:style-name="T88">1</text:span>, <text:span text:style-name="T81">0-1</text:span>)</text:p><text:p text:style-name="P63">ru = 1, P = <text:span text:style-name="T88">1</text:span>/1</text:p><text:p text:style-name="P63">WP = </text:p><draw:enhanced-geometry svg:viewBox="0 0 21600 21600" draw:type="rectangle" draw:enhanced-path="M 0 0 L 21600 0 21600 21600 0 21600 0 0 Z N"/></draw:custom-shape><draw:custom-shape text:anchor-type="paragraph" draw:z-index="29" draw:name="Shape1" draw:style-name="gr22" draw:text-style-name="P67" svg:width="1.563in" svg:height="1.3335in" svg:x="5.7402in" svg:y="0.1634in"><text:p text:style-name="P63"><text:span text:style-name="T86">TIIQU RATING</text:span></text:p><text:p text:style-name="P63">(<text:span text:style-name="T87">20</text:span>, <text:span text:style-name="T88">4</text:span>, <text:span text:style-name="T81">1-5</text:span>)</text:p><text:p text:style-name="P63">ru = 5</text:p><text:p text:style-name="P63">P =<text:span text:style-name="T88"> 4</text:span>/5</text:p><text:p text:style-name="P63">WP = <text:s/>4/5*<text:span text:style-name="T87">20</text:span>*0.3</text:p><text:p text:style-name="P63">= 4.8</text:p><draw:enhanced-geometry svg:viewBox="0 0 21600 21600" draw:type="rectangle" draw:enhanced-path="M 0 0 L 21600 0 21600 21600 0 21600 0 0 Z N"/></draw:custom-shape></text:p>
      <text:p text:style-name="P10"/>
      <text:p text:style-name="P10"/>
      <text:p text:style-name="P10"><draw:path text:anchor-type="paragraph" draw:z-index="32" draw:name="Shape10" draw:style-name="gr25" draw:text-style-name="P63" svg:width="0.4886in" svg:height="-0.0004in" draw:transform="rotate (-3.14159265358979) translate (1.49721230645462in 0.00902777777777904in)" svg:viewBox="0 0 1242 0" svg:d="M1242 0c-1186 0-1242 0-1242 0"><text:p/></draw:path><draw:path text:anchor-type="paragraph" draw:z-index="33" draw:name="Shape10" draw:style-name="gr25" draw:text-style-name="P63" svg:width="0.4886in" svg:height="-0.0004in" draw:transform="rotate (-3.14159265358979) translate (1.49721230645462in 0.00902777777777904in)" svg:viewBox="0 0 1242 0" svg:d="M1242 0c-1186 0-1242 0-1242 0"><text:p/></draw:path><draw:path text:anchor-type="paragraph" draw:z-index="36" draw:name="Shape10" draw:style-name="gr25" draw:text-style-name="P63" svg:width="3.0154in" svg:height="0.0488in" draw:transform="skewX (-0.968134136081255) rotate (0.546462588799425) translate (3.08130391457839in 1.5714945958393in)" svg:viewBox="0 0 7660 125" svg:d="M7660 118c-7630 40-7660-118-7660-118"><text:p/></draw:path></text:p>
      <text:p text:style-name="P10"><draw:custom-shape text:anchor-type="paragraph" draw:z-index="25" draw:name="Shape1" draw:style-name="gr20" draw:text-style-name="P77" svg:width="1.5752in" svg:height="0.863in" svg:x="1.4972in" svg:y="0.0173in"><text:p text:style-name="P63"><text:span text:style-name="T90">UNIVERSITY</text:span></text:p><text:p text:style-name="P63"><text:span text:style-name="T83">(</text:span><text:span text:style-name="T91">1</text:span><text:span text:style-name="T83">, </text:span><text:span text:style-name="T93">1</text:span><text:span text:style-name="T83">, </text:span><text:span text:style-name="T84">0-1</text:span><text:span text:style-name="T83">)</text:span></text:p><text:p text:style-name="P63"><text:span text:style-name="T83">ru = 1</text:span></text:p><text:p text:style-name="P63"><text:span text:style-name="T83">P = </text:span><text:span text:style-name="T93">1</text:span><text:span text:style-name="T83">/1</text:span></text:p><draw:enhanced-geometry svg:viewBox="0 0 21600 21600" draw:type="rectangle" draw:enhanced-path="M 0 0 L 21600 0 21600 21600 0 21600 0 0 Z N"/></draw:custom-shape></text:p>
      <text:p text:style-name="P10"><draw:path text:anchor-type="paragraph" draw:z-index="37" draw:name="Shape10" draw:style-name="gr25" draw:text-style-name="P63" svg:width="1.0429in" svg:height="0.0169in" draw:transform="skewX (-0.291295452157854) rotate (-2.04046442850657) translate (1.49721229260143in 0.204880799061273in)" svg:viewBox="0 0 2650 44" svg:d="M2650 43c-2640 7-2650-43-2650-43"><text:p/></draw:path></text:p>
      <text:p text:style-name="P10"><draw:custom-shape text:anchor-type="paragraph" draw:z-index="27" draw:name="Shape1" draw:style-name="gr22" draw:text-style-name="P67" svg:width="1.563in" svg:height="1.3335in" svg:x="5.7575in" svg:y="0.0736in"><text:p text:style-name="P63"><text:span text:style-name="T90">STACK OVERFLOW</text:span></text:p><text:p text:style-name="P63"><text:span text:style-name="T83">(</text:span><text:span text:style-name="T91">5</text:span><text:span text:style-name="T83">, </text:span><text:span text:style-name="T93">1596</text:span><text:span text:style-name="T83">, </text:span><text:span text:style-name="T84">0-2600</text:span><text:span text:style-name="T83">)</text:span></text:p><text:p text:style-name="P63"><text:span text:style-name="T83">ru = 2600</text:span></text:p><text:p text:style-name="P63"><text:span text:style-name="T83">P =</text:span><text:span text:style-name="T93"> 1596</text:span><text:span text:style-name="T83">/2600</text:span></text:p><text:p text:style-name="P63"><text:span text:style-name="T83">WP = P*</text:span><text:span text:style-name="T91">5</text:span><text:span text:style-name="T83">*0.3</text:span></text:p><text:p text:style-name="P63"><text:span text:style-name="T83">= 0.921</text:span></text:p><draw:enhanced-geometry svg:viewBox="0 0 21600 21600" draw:type="rectangle" draw:enhanced-path="M 0 0 L 21600 0 21600 21600 0 21600 0 0 Z N"/></draw:custom-shape></text:p>
      <text:p text:style-name="P10"><draw:custom-shape text:anchor-type="paragraph" draw:z-index="31" draw:name="Shape1" draw:style-name="gr24" draw:text-style-name="P77" svg:width="1.5835in" svg:height="0.813in" svg:x="1.4972in" svg:y="0.1299in"><text:p text:style-name="P63"><text:span text:style-name="T83"/></text:p><text:p text:style-name="P63"><text:span text:style-name="T90">TIIQU RATING</text:span></text:p><text:p text:style-name="P63"><text:span text:style-name="T83">(</text:span><text:span text:style-name="T91">1</text:span><text:span text:style-name="T83">, </text:span><text:span text:style-name="T93">1</text:span><text:span text:style-name="T83">, </text:span><text:span text:style-name="T84">0-1</text:span><text:span text:style-name="T83">)</text:span></text:p><text:p text:style-name="P63"><text:span text:style-name="T83">ru = 1</text:span></text:p><text:p text:style-name="P63"><text:span text:style-name="T83">P = </text:span><text:span text:style-name="T93">1</text:span><text:span text:style-name="T83">/1</text:span></text:p><text:p text:style-name="P63"><text:span text:style-name="T83"/></text:p><draw:enhanced-geometry svg:viewBox="0 0 21600 21600" draw:type="rectangle" draw:enhanced-path="M 0 0 L 21600 0 21600 21600 0 21600 0 0 Z N"/></draw:custom-shape></text:p>
      <text:p text:style-name="P10"><draw:path text:anchor-type="paragraph" draw:z-index="35" draw:name="Shape10" draw:style-name="gr25" draw:text-style-name="P63" svg:width="2.9181in" svg:height="0.265in" draw:transform="skewX (-0.430572726467001) rotate (0.23404865269244) translate (2.90157082321074in 0.915038215413204in)" svg:viewBox="0 0 7413 674" svg:d="M7413 0c-7149 743-7413 673-7413 673"><text:p/></draw:path></text:p>
      <text:p text:style-name="P10"><text:s/></text:p>
      <text:p text:style-name="P10"><draw:custom-shape text:anchor-type="paragraph" draw:z-index="26" draw:name="Shape1" draw:style-name="gr21" draw:text-style-name="P77" svg:width="1.585in" svg:height="0.8453in" svg:x="1.4972in" svg:y="0.1846in"><text:p text:style-name="P63"><text:span text:style-name="T83"/></text:p><text:p text:style-name="P63"><text:span text:style-name="T90">STACK OVERFLOW</text:span></text:p><text:p text:style-name="P63"><text:span text:style-name="T83">(</text:span><text:span text:style-name="T91">2</text:span><text:span text:style-name="T83">, </text:span><text:span text:style-name="T93">1</text:span><text:span text:style-name="T83">, </text:span><text:span text:style-name="T84">0-1</text:span><text:span text:style-name="T83">)</text:span></text:p><text:p text:style-name="P63"><text:span text:style-name="T83">ru = 1</text:span></text:p><text:p text:style-name="P63"><text:span text:style-name="T83">P = </text:span><text:span text:style-name="T93">2</text:span><text:span text:style-name="T83">/1</text:span></text:p><text:p text:style-name="P63"><text:span text:style-name="T83"/></text:p><draw:enhanced-geometry svg:viewBox="0 0 21600 21600" draw:type="rectangle" draw:enhanced-path="M 0 0 L 21600 0 21600 21600 0 21600 0 0 Z N"/></draw:custom-shape></text:p>
      <text:p text:style-name="P10"><draw:custom-shape text:anchor-type="paragraph" draw:z-index="28" draw:name="Shape1" draw:style-name="gr22" draw:text-style-name="P67" svg:width="1.563in" svg:height="1.3335in" svg:x="5.7575in" svg:y="0.2508in"><text:p text:style-name="P63"><text:span text:style-name="T86">G</text:span><text:span text:style-name="T86">O</text:span><text:span text:style-name="T86">O</text:span><text:span text:style-name="T86">G</text:span><text:span text:style-name="T86">L</text:span><text:span text:style-name="T86">E</text:span><text:span text:style-name="T86"> </text:span><text:span text:style-name="T86">R</text:span><text:span text:style-name="T86">E</text:span><text:span text:style-name="T86">V</text:span><text:span text:style-name="T86">I</text:span><text:span text:style-name="T86">E</text:span><text:span text:style-name="T86">W</text:span></text:p><text:p text:style-name="P63">(<text:span text:style-name="T87">5</text:span>, <text:span text:style-name="T88">3</text:span>, 0<text:span text:style-name="T81">-</text:span><text:span text:style-name="T81">5</text:span>)</text:p><text:p text:style-name="P63">ru = 5</text:p><text:p text:style-name="P63">P =<text:span text:style-name="T88"> </text:span><text:span text:style-name="T88">3</text:span>/5</text:p><text:p text:style-name="P63">WP = <text:s/>3/5*<text:span text:style-name="T87">5</text:span>*0.3</text:p><text:p text:style-name="P63">= 0.9</text:p><draw:enhanced-geometry svg:viewBox="0 0 21600 21600" draw:type="rectangle" draw:enhanced-path="M 0 0 L 21600 0 21600 21600 0 21600 0 0 Z N"/></draw:custom-shape></text:p>
      <text:p text:style-name="P10"><draw:path text:anchor-type="paragraph" draw:z-index="38" draw:name="Shape10" draw:style-name="gr25" draw:text-style-name="P63" svg:width="0.9327in" svg:height="0.0154in" draw:transform="skewX (-0.375769387954379) rotate (-2.10207455110197) translate (1.49721230695436in 0.0569614778395286in)" svg:viewBox="0 0 2370 40" svg:d="M2370 39c-2361 9-2370-39-2370-39"><text:p/></draw:path></text:p>
      <text:p text:style-name="P10"/>
      <text:p text:style-name="P10"><draw:path text:anchor-type="paragraph" draw:z-index="34" draw:name="Shape10" draw:style-name="gr25" draw:text-style-name="P63" svg:width="2.6343in" svg:height="0.0071in" draw:transform="skewX (-1.45787352419086) rotate (0.103148958792865) translate (3.07158188948441in 0.429855359575107in)" svg:viewBox="0 0 6692 19" svg:d="M6692 14c-6666 17-6692-14-6692-14"><text:p/></draw:path><draw:custom-shape text:anchor-type="paragraph" draw:z-index="30" draw:name="Shape1" draw:style-name="gr23" draw:text-style-name="P77" svg:width="1.5862in" svg:height="0.8362in" svg:x="1.4866in" svg:y="0.0256in"><text:p text:style-name="P63"><text:span text:style-name="T83"/></text:p><text:p text:style-name="P63"><text:span text:style-name="T90">GOOGLE REVIEW</text:span></text:p><text:p text:style-name="P63"><text:span text:style-name="T83">(</text:span><text:span text:style-name="T91">1</text:span><text:span text:style-name="T83">, </text:span><text:span text:style-name="T93">1</text:span><text:span text:style-name="T83">, </text:span><text:span text:style-name="T84">0-1</text:span><text:span text:style-name="T83">)</text:span></text:p><text:p text:style-name="P63"><text:span text:style-name="T83">ru = 1</text:span></text:p><text:p text:style-name="P63"><text:span text:style-name="T83">P = </text:span><text:span text:style-name="T93">1</text:span><text:span text:style-name="T83">/1</text:span></text:p><text:p text:style-name="P63"><text:span text:style-name="T83"/></text:p><draw:enhanced-geometry svg:viewBox="0 0 21600 21600" draw:type="rectangle" draw:enhanced-path="M 0 0 L 21600 0 21600 21600 0 21600 0 0 Z N"/></draw:custom-shape></text:p>
      <text:p text:style-name="P10"/>
      <text:p text:style-name="P10"/>
      <text:p text:style-name="P10"><draw:custom-shape text:anchor-type="paragraph" draw:z-index="39" draw:name="Shape1" draw:style-name="gr15" draw:text-style-name="P74" svg:width="1.5835in" svg:height="0.6567in" svg:x="1.4972in" svg:y="0.1547in"><text:p text:style-name="P63"><text:span text:style-name="T83">norm. sum(WP) = 6</text:span></text:p><text:p text:style-name="P63"><text:span text:style-name="T83">= 6/1</text:span></text:p><text:p text:style-name="P63"><text:span text:style-name="T83">(= sum(</text:span><text:span text:style-name="T91">weights</text:span><text:span text:style-name="T83">)/wv)</text:span></text:p><draw:enhanced-geometry svg:viewBox="0 0 21600 21600" draw:type="rectangle" draw:enhanced-path="M 0 0 L 21600 0 21600 21600 0 21600 0 0 Z N"/></draw:custom-shape></text:p>
      <text:p text:style-name="P10"/>
      <text:p text:style-name="P11"><text:soft-page-break/>Analysis <text:span text:style-name="T70">and Propositions</text:span></text:p>
      <text:p text:style-name="P4"/>
      <text:p text:style-name="P5"/>
      <text:list xml:id="list2104279796533627359" text:style-name="L2">
        <text:list-item>
          <text:p text:style-name="P16"><text:span text:style-name="T15">N</text:span><text:span text:style-name="T14">ode</text:span><text:span text:style-name="T16">s</text:span></text:p>
          <text:p text:style-name="P16"><text:span text:style-name="T61">The value of 66</text:span>.<text:span text:style-name="T51">2</text:span> is very small compared to the impact <text:span text:style-name="T61">of the value 1000</text:span> of the identity node, even though the values on the reputation <text:span text:style-name="T61">n</text:span>ode are not as bad (4 from 5 and 1596 from 260. <text:span text:style-name="T26">The idea behind this is:</text:span></text:p>
          <text:p text:style-name="P15"/>
        </text:list-item>
      </text:list>
      <text:list xml:id="list7303893796066927183" text:style-name="L3">
        <text:list-item>
          <text:list>
            <text:list-item>
              <text:p text:style-name="P41"><text:span text:style-name="T12">Identity Node</text:span></text:p>
              <text:p text:style-name="P25">The identity node delivers a 100% contribution if at least two verifiers with a weight sum of at least 100 are confirmed. For example if the university and the credit agency confirmed the identity, TiiQu accepts the member’s identity as confirmed.</text:p>
              <text:p text:style-name="P24"/>
            </text:list-item>
            <text:list-item>
              <text:p text:style-name="P26"><text:span text:style-name="T61">Verification Node</text:span></text:p>
              <text:p text:style-name="P29"><text:span text:style-name="T75">The verification node counts the verifications from all other child nodes and adds them to the trust quotient. It does not distinguish between the kinds of</text:span> sources. <text:span text:style-name="T76">Each verification has the same impact. It should take a lot of</text:span> sources <text:span text:style-name="T26">to reach a full contribution from the verification node, because a 100% contribution from this node should hardly be reached. Weights only count multiple kinds of verifications from the same source, like Stack Overflow in the above example.</text:span></text:p>
              <text:p text:style-name="P28"/>
            </text:list-item>
            <text:list-item>
              <text:p text:style-name="P26"><text:span text:style-name="T61">Performance Node</text:span></text:p>
              <text:p text:style-name="P26"/>
            </text:list-item>
            <text:list-item>
              <text:p text:style-name="P26"><text:span text:style-name="T61">Reputation Node</text:span></text:p>
              <text:p text:style-name="P17"><text:span text:style-name="T61">W</text:span>e expect much more reputation sources <text:span text:style-name="T26">to reach a full contribution from the reputation node. In fact, a 100% contribution from the reputation node can hardly be reached. </text:span></text:p>
            </text:list-item>
          </text:list>
        </text:list-item>
      </text:list>
      <text:list xml:id="list183009354980658" text:continue-list="list2104279796533627359" text:style-name="L2">
        <text:list-header>
          <text:p text:style-name="P32"/>
        </text:list-header>
        <text:list-item>
          <text:p text:style-name="P31"><text:span text:style-name="T52">Sample</text:span> </text:p>
          <text:p text:style-name="P19"><text:span text:style-name="T61">A</text:span> fixed value representing with how many child nodes a TiiQu member can achieve full trust from a node.</text:p>
          <text:p text:style-name="P18"/>
          <text:p text:style-name="P21">For the verification node I propose a high <text:span text:style-name="T31">sample</text:span> <text:span text:style-name="T77">e.g. </text:span><text:span text:style-name="T53">100</text:span><text:span text:style-name="T77"> </text:span>value because</text:p>
          <text:p text:style-name="P21"/>
        </text:list-item>
      </text:list>
      <text:list xml:id="list7599446373415024070" text:style-name="L5">
        <text:list-item>
          <text:list>
            <text:list-item>
              <text:p text:style-name="P34"><text:span text:style-name="T28">its child nodes are weightless, </text:span><text:span text:style-name="T29">respectively the weight only represents the number of verifications from a source.</text:span></text:p>
            </text:list-item>
            <text:list-item>
              <text:p text:style-name="P34"><text:span text:style-name="T28">its child nodes values are binary and 1 with each verification from other nodes</text:span></text:p>
            </text:list-item>
            <text:list-item>
              <text:p text:style-name="P35"><text:span text:style-name="T28">a </text:span><text:span text:style-name="T27">full contribution from it should hardly be reached</text:span></text:p>
            </text:list-item>
          </text:list>
        </text:list-item>
      </text:list>
      <text:list xml:id="list183008933901786" text:continue-list="list183009354980658" text:style-name="L2">
        <text:list-header>
          <text:p text:style-name="P21"/>
        </text:list-header>
        <text:list-item>
          <text:p text:style-name="P46"><text:span text:style-name="T9">Weight</text:span><text:span text:style-name="T10">s</text:span></text:p>
          <text:p text:style-name="P52"><text:span text:style-name="T64">W</text:span><text:span text:style-name="T62">eights have an impact on the contribution </text:span><text:span text:style-name="T65">of the child node’s value to the value of the node. It represents how much impact a source is allowed to have on the trust quotient.</text:span></text:p>
        </text:list-item>
      </text:list>
      <text:list xml:id="list7729342175621840887" text:style-name="L7">
        <text:list-item>
          <text:list>
            <text:list-item>
              <text:p text:style-name="P57"><text:span text:style-name="T64">Node weights are fixed. <text:s/></text:span></text:p>
            </text:list-item>
            <text:list-item>
              <text:p text:style-name="P57"><text:span text:style-name="T64">Child node weights are fixed if their values are within a likewise fixed range. </text:span></text:p>
            </text:list-item>
            <text:list-item>
              <text:p text:style-name="P58"><text:soft-page-break/><text:span text:style-name="T62">Child node weights are dynamically computed if their value range is limitless.</text:span></text:p>
            </text:list-item>
          </text:list>
        </text:list-item>
      </text:list>
      <text:p text:style-name="P59"><text:span text:style-name="T62"/></text:p>
      <text:list xml:id="list183008967897154" text:continue-list="list183008933901786" text:style-name="L2">
        <text:list-header>
          <text:p text:style-name="P60"><text:span text:style-name="T63">S</text:span><text:span text:style-name="T62">ome child node weights will become smaller if their ratings become older. This rule will apply to both dynamically computed and fixed weights.</text:span></text:p>
        </text:list-header>
      </text:list>
      <text:list xml:id="list183009195196082" text:continue-list="list7729342175621840887" text:style-name="L7">
        <text:list-header>
          <text:p text:style-name="P51"><text:span text:style-name="T64"/></text:p>
        </text:list-header>
      </text:list>
      <text:list xml:id="list183010052901241" text:continue-list="list183008967897154" text:style-name="L2">
        <text:list-item>
          <text:p text:style-name="P48"><text:span text:style-name="T9">Weight</text:span><text:span text:style-name="T11">ing </text:span><text:span text:style-name="T17">Ratio</text:span><text:span text:style-name="T14"> </text:span></text:p>
          <text:p text:style-name="P53"><text:span text:style-name="T62">The weight</text:span><text:span text:style-name="T67">ing ratio</text:span><text:span text:style-name="T62"> </text:span><text:span text:style-name="T41">w</text:span><text:span text:style-name="T42">r</text:span><text:span text:style-name="T43"> </text:span><text:span text:style-name="T62">does have </text:span><text:span text:style-name="T66">a </text:span><text:span text:style-name="T68">normalizing</text:span><text:span text:style-name="T62"> impact </text:span><text:span text:style-name="T68">according to the number of child nodes. If the number of child nodes exceeds the nodes’s fixed sample value, more child nodes won’t have an additional impact on the node’s value anymore.</text:span></text:p>
          <text:list>
            <text:list-header>
              <text:p text:style-name="P62"><text:span text:style-name="T47">Definition:</text:span></text:p>
              <text:p text:style-name="P62"><text:span text:style-name="T44">w</text:span><text:span text:style-name="T46">r</text:span><text:span text:style-name="T45"> </text:span><text:span text:style-name="T44">= 1 if </text:span><text:span text:style-name="T46"># child nodes</text:span><text:span text:style-name="T44"> </text:span><text:span text:style-name="T46">&gt;= sample or sample == 0</text:span><text:span text:style-name="T44"> <text:s/></text:span></text:p>
              <text:p text:style-name="P61"><text:span text:style-name="T44">else w</text:span><text:span text:style-name="T46">r</text:span><text:span text:style-name="T44"> = </text:span><text:span text:style-name="T46"># child nodes</text:span><text:span text:style-name="T44"> /</text:span><text:span text:style-name="T46"> sample</text:span></text:p>
              <text:list>
                <text:list-header>
                  <text:p text:style-name="P61"><text:span text:style-name="T46"/></text:p>
                </text:list-header>
              </text:list>
            </text:list-header>
          </text:list>
        </text:list-item>
        <text:list-item>
          <text:p text:style-name="P47"><text:span text:style-name="T9">Weight </text:span><text:span text:style-name="T14">Value</text:span></text:p>
          <text:p text:style-name="P49">The weight value <text:span text:style-name="T38">wv</text:span><text:span text:style-name="T33"> </text:span>does have <text:span text:style-name="T74">a quadratic</text:span> impact <text:span text:style-name="T74">to a node’s value. This means in the case of the sum of weights being smaller than or equal 100 it has no impact.</text:span></text:p>
          <text:list>
            <text:list-header>
              <text:p text:style-name="P56"><text:span text:style-name="T48">Definition: </text:span></text:p>
              <text:p text:style-name="P56"><text:span text:style-name="T40">w</text:span><text:span text:style-name="T32">v </text:span><text:span text:style-name="T40">= 1 if sum(weights) &lt; 100 else wv =sum(weights/100)</text:span></text:p>
              <text:list>
                <text:list-header>
                  <text:p text:style-name="P55"><text:span text:style-name="T36"/></text:p>
                  <text:p text:style-name="P55"><draw:custom-shape text:anchor-type="paragraph" draw:z-index="42" draw:name="Shape5" draw:style-name="gr26" draw:text-style-name="P80" svg:width="0.4689in" svg:height="0.2815in" svg:x="0.5075in" svg:y="0.1756in"><text:p text:style-name="P78"><text:span text:style-name="T103">⇔</text:span></text:p><draw:enhanced-geometry svg:viewBox="0 0 21600 21600" draw:type="rectangle" draw:enhanced-path="M 0 0 L 21600 0 21600 21600 0 21600 0 0 Z N"/></draw:custom-shape><text:span text:style-name="T36">sum(WP)/wv </text:span><text:span text:style-name="T35">= </text:span><text:span text:style-name="T34">((</text:span><text:span text:style-name="T35">P</text:span><text:span text:style-name="T73">0 </text:span><text:span text:style-name="T35">* weight </text:span><text:span text:style-name="T73">0 </text:span><text:span text:style-name="T35">* (wr/wv)</text:span><text:span text:style-name="T34">) </text:span><text:span text:style-name="T35">+ … + </text:span><text:span text:style-name="T34">(</text:span><text:span text:style-name="T35">P</text:span><text:span text:style-name="T73">n </text:span><text:span text:style-name="T35">* weight </text:span><text:span text:style-name="T73">n </text:span><text:span text:style-name="T35">* (wr/wv)</text:span><text:span text:style-name="T34">) </text:span><text:span text:style-name="T35"><text:s/></text:span><text:span text:style-name="T34">/ <text:s/></text:span><text:span text:style-name="T35">wv </text:span></text:p>
                  <text:p text:style-name="P55"><draw:custom-shape text:anchor-type="paragraph" draw:z-index="43" draw:name="Shape5" draw:style-name="gr26" draw:text-style-name="P80" svg:width="0.4689in" svg:height="0.2815in" svg:x="0.5075in" svg:y="0.1862in"><text:p text:style-name="P78"><text:span text:style-name="T103">⇔</text:span></text:p><draw:enhanced-geometry svg:viewBox="0 0 21600 21600" draw:type="rectangle" draw:enhanced-path="M 0 0 L 21600 0 21600 21600 0 21600 0 0 Z N"/></draw:custom-shape><text:span text:style-name="T36">sum(WP)/wv </text:span><text:span text:style-name="T34">= ( (</text:span><text:span text:style-name="T35">P</text:span><text:span text:style-name="T73">0 </text:span><text:span text:style-name="T35">* weight </text:span><text:span text:style-name="T73">0 </text:span><text:span text:style-name="T35">* wr</text:span><text:span text:style-name="T34"> </text:span><text:span text:style-name="T35">+ … + P</text:span><text:span text:style-name="T73">n </text:span><text:span text:style-name="T35">* weight </text:span><text:span text:style-name="T73">n </text:span><text:span text:style-name="T35">* wr</text:span><text:span text:style-name="T34">) * </text:span><text:span text:style-name="T37">1/wv </text:span><text:span text:style-name="T35"><text:s/></text:span><text:span text:style-name="T34">/ <text:s/></text:span><text:span text:style-name="T35">wv</text:span><text:span text:style-name="T59"> </text:span></text:p>
                  <text:p text:style-name="P55"><text:span text:style-name="T20">sum(WP)/wv </text:span><text:span text:style-name="T21">= ( (</text:span><text:span text:style-name="T22">P</text:span><text:span text:style-name="T23">0 </text:span><text:span text:style-name="T22">* weight </text:span><text:span text:style-name="T23">0 </text:span><text:span text:style-name="T22">* wr</text:span><text:span text:style-name="T21"> </text:span><text:span text:style-name="T22">+ … + P</text:span><text:span text:style-name="T23">n </text:span><text:span text:style-name="T22">* weight </text:span><text:span text:style-name="T23">n </text:span><text:span text:style-name="T22">* wr</text:span><text:span text:style-name="T21">) </text:span><text:span text:style-name="T22"><text:s/></text:span><text:span text:style-name="T21">/ <text:s/></text:span><text:span text:style-name="T22">wv</text:span><text:span text:style-name="T18"> </text:span><text:span text:style-name="T24">2</text:span></text:p>
                  <text:p text:style-name="P55"><text:span text:style-name="T24"/></text:p>
                </text:list-header>
              </text:list>
            </text:list-header>
          </text:list>
        </text:list-item>
        <text:list-item>
          <text:p text:style-name="P45"><text:span text:style-name="T9">Weighted</text:span><text:span text:style-name="T69"> </text:span><text:span text:style-name="T14">Percentage</text:span><text:span text:style-name="T60"> </text:span></text:p>
          <text:p text:style-name="P45"><text:span text:style-name="T19">WP</text:span> on a child node has the following impact:</text:p>
          <text:p text:style-name="P50"/>
        </text:list-item>
      </text:list>
      <text:list xml:id="list655466379510663929" text:style-name="L6">
        <text:list-item>
          <text:list>
            <text:list-item>
              <text:p text:style-name="P42"><text:span text:style-name="T30">M</text:span><text:span text:style-name="T27">ore child nodes have a positive impact on a single child node because of </text:span></text:p>
              <text:list>
                <text:list-item>
                  <text:list>
                    <text:list-header>
                      <text:p text:style-name="P38"><draw:custom-shape text:anchor-type="paragraph" draw:z-index="40" draw:name="Shape5" draw:style-name="gr26" draw:text-style-name="P79" svg:width="0.4689in" svg:height="0.2815in" svg:x="0.7783in" svg:y="0.1508in"><text:p text:style-name="P78"><text:span text:style-name="T103">⇔</text:span></text:p><draw:enhanced-geometry svg:viewBox="0 0 21600 21600" draw:type="rectangle" draw:enhanced-path="M 0 0 L 21600 0 21600 21600 0 21600 0 0 Z N"/></draw:custom-shape><text:span text:style-name="T7">WP = P * weight * (</text:span><text:span text:style-name="T55">wr</text:span><text:span text:style-name="T5"> </text:span><text:span text:style-name="T7">/ wv)</text:span></text:p>
                    </text:list-header>
                  </text:list>
                </text:list-item>
              </text:list>
              <text:p text:style-name="P40"><text:span text:style-name="T7"><text:tab/>WP = P * weight * (</text:span><text:span text:style-name="T55"># child nodes / sample</text:span><text:span text:style-name="T7"> / </text:span><text:span text:style-name="T8">wv</text:span><text:span text:style-name="T7">)</text:span></text:p>
              <text:p text:style-name="P44">E.g. the reputation node delivered </text:p>
              <text:list text:continue-numbering="true">
                <text:list-header>
                  <text:p text:style-name="P37">- a value of 3<text:span text:style-name="T49">8</text:span>.14 with 2 child nodes</text:p>
                  <text:p text:style-name="P37">- a value of <text:span text:style-name="T50">66.21 with 3 child nodes (+ 73 %)</text:span></text:p>
                </text:list-header>
              </text:list>
              <text:p text:style-name="P44"><text:span text:style-name="T57">even though the third child node’s contribution to the sum of </text:span><text:span text:style-name="T39">WP</text:span><text:span text:style-name="T57"> is only <text:s/></text:span></text:p>
              <text:list text:continue-numbering="true">
                <text:list-header>
                  <text:p text:style-name="P54"><text:span text:style-name="T34">(((4.8 + 0.921 + 0.9) / (4.8 + 0.921)) - 1)% = 15,7 %</text:span><text:span text:style-name="T59"> </text:span></text:p>
                  <text:p text:style-name="P54"><text:span text:style-name="T59"/></text:p>
                </text:list-header>
              </text:list>
            </text:list-item>
            <text:list-item>
              <text:p text:style-name="P22">If the number of child nodes has reached the sample value, this impact stays constant.</text:p>
              <text:p text:style-name="P22"/>
            </text:list-item>
            <text:list-item>
              <text:p text:style-name="P23">If the sum of the weights <text:span text:style-name="T72">reaches and exceeds 100, the impact ...</text:span></text:p>
              <text:list>
                <text:list-item>
                  <text:list>
                    <text:list-header>
                      <text:p text:style-name="P39"><draw:custom-shape text:anchor-type="paragraph" draw:z-index="41" draw:name="Shape5" draw:style-name="gr26" draw:text-style-name="P80" svg:width="0.4689in" svg:height="0.2815in" svg:x="0.7783in" svg:y="0.139in"><text:p text:style-name="P78"><text:span text:style-name="T103">⇔</text:span></text:p><draw:enhanced-geometry svg:viewBox="0 0 21600 21600" draw:type="rectangle" draw:enhanced-path="M 0 0 L 21600 0 21600 21600 0 21600 0 0 Z N"/></draw:custom-shape><text:span text:style-name="T7">WP = P * weight * (</text:span><text:span text:style-name="T13">wr </text:span><text:span text:style-name="T7">/ </text:span><text:span text:style-name="T55">wv</text:span><text:span text:style-name="T7">)</text:span></text:p>
                    </text:list-header>
                  </text:list>
                </text:list-item>
              </text:list>
              <text:p text:style-name="P36"><text:span text:style-name="T58"><text:tab/>WP = P * weight * (</text:span><text:span text:style-name="T25">wr</text:span><text:span text:style-name="T58"> / </text:span><text:span text:style-name="T56">sum(weights)/100</text:span><text:span text:style-name="T58">)</text:span></text:p>
            </text:list-item>
          </text:list>
        </text:list-item>
      </text:list>
      <text:p text:style-name="P27"><text:soft-page-break/></text:p>
      <text:list xml:id="list183009205856684" text:continue-list="list183010052901241" text:style-name="L2">
        <text:list-item>
          <text:p text:style-name="P20">Limitless scores from reputation trust sources and dynamically generated child node weights:</text:p>
          <text:p text:style-name="P20">…</text:p>
        </text:list-item>
        <text:list-item>
          <text:p text:style-name="P20">…</text:p>
          <text:p text:style-name="P15"/>
          <text:p text:style-name="P33"/>
        </text:list-item>
      </text:list>
      <text:p text:style-name="P6"/>
      <text:p text:style-name="P7"><text:tab/><text:span text:style-name="T4"> </text:span></text:p>
      <text:list xml:id="list3866091883785429036" text:style-name="L4">
        <text:list-header>
          <text:p text:style-name="P43"/>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F" svg:font-family=""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MT1" style:family="text">
      <style:text-properties officeooo:rsid="003ea353"/>
    </style:style>
    <style:style style:name="MT2" style:family="text">
      <style:text-properties officeooo:rsid="003df839"/>
    </style:style>
    <style:style style:name="MT3" style:family="text">
      <style:text-properties officeooo:rsid="001ad7b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lgorithm: SH, Analysis: </text:span>X<text:span text:style-name="MT2">B</text:span> <text:span text:style-name="MT3">| TiiQu | Dec</text:span>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7:37:40.856510166</meta:creation-date>
    <dc:date>2017-12-14T18:30:08.203651644</dc:date>
    <meta:editing-duration>PT11H20M46S</meta:editing-duration>
    <meta:editing-cycles>158</meta:editing-cycles>
    <meta:generator>LibreOffice/5.1.6.2$Linux_X86_64 LibreOffice_project/10m0$Build-2</meta:generator>
    <meta:document-statistic meta:table-count="0" meta:image-count="0" meta:object-count="0" meta:page-count="4" meta:paragraph-count="64" meta:word-count="753" meta:character-count="3859" meta:non-whitespace-character-count="3171"/>
  </office:meta>
</office:document-meta>
</file>